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2.65625in"/>
    </style:style>
    <style:style style:name="co3" style:family="table-column">
      <style:table-column-properties fo:break-before="auto" style:column-width="0.3229166666666667in"/>
    </style:style>
    <style:style style:name="co4" style:family="table-column">
      <style:table-column-properties fo:break-before="auto" style:column-width="0.22916666666666666in"/>
    </style:style>
    <style:style style:name="co5" style:family="table-column">
      <style:table-column-properties fo:break-before="auto" style:column-width="0.625in"/>
    </style:style>
    <style:style style:name="co6" style:family="table-column">
      <style:table-column-properties fo:break-before="auto" style:column-width="2.6145833333333335in"/>
    </style:style>
    <style:style style:name="co7" style:family="table-column">
      <style:table-column-properties fo:break-before="auto" style:column-width="9.3125in"/>
    </style:style>
    <style:style style:name="co8" style:family="table-column">
      <style:table-column-properties fo:break-before="auto" style:column-width="1.25in"/>
    </style:style>
    <style:style style:name="co9" style:family="table-column">
      <style:table-column-properties fo:break-before="auto" style:column-width="1.90625in"/>
    </style:style>
    <style:style style:name="co10" style:family="table-column">
      <style:table-column-properties fo:break-before="auto" style:column-width="1.8229166666666667in"/>
    </style:style>
    <style:style style:name="co11" style:family="table-column">
      <style:table-column-properties fo:break-before="auto" style:column-width="0.13541666666666666in"/>
    </style:style>
    <style:style style:name="co12" style:family="table-column">
      <style:table-column-properties fo:break-before="auto" style:column-width="0.6458333333333334in"/>
    </style:style>
    <style:style style:name="co13" style:family="table-column">
      <style:table-column-properties fo:break-before="auto" style:column-width="1.25in"/>
    </style:style>
    <style:style style:name="co14" style:family="table-column">
      <style:table-column-properties fo:break-before="auto" style:column-width="0.7291666666666666in"/>
    </style:style>
    <style:style style:name="co15" style:family="table-column">
      <style:table-column-properties fo:break-before="auto" style:column-width="1.25in"/>
    </style:style>
    <style:style style:name="co16" style:family="table-column">
      <style:table-column-properties fo:break-before="auto" style:column-width="0.59375in"/>
    </style:style>
    <style:style style:name="co17" style:family="table-column">
      <style:table-column-properties fo:break-before="auto" style:column-width="0.4895833333333333in"/>
    </style:style>
    <style:style style:name="co18" style:family="table-column">
      <style:table-column-properties fo:break-before="auto" style:column-width="0.5104166666666666in"/>
    </style:style>
    <style:style style:name="co19" style:family="table-column">
      <style:table-column-properties fo:break-before="auto" style:column-width="0.7083333333333334in"/>
    </style:style>
    <style:style style:name="co20" style:family="table-column">
      <style:table-column-properties fo:break-before="auto" style:column-width="4.208333333333333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ro4" style:family="table-row">
      <style:table-row-properties style:row-height="0.53125in" fo:break-before="auto" style:use-optimal-row-height="true"/>
    </style:style>
    <style:style style:name="ro5" style:family="table-row">
      <style:table-row-properties style:row-height="0.17708333333333334in" fo:break-before="auto" style:use-optimal-row-height="false"/>
    </style:style>
    <style:style style:name="ro6" style:family="table-row">
      <style:table-row-properties style:row-height="1.0625in" fo:break-before="auto" style:use-optimal-row-height="true"/>
    </style:style>
    <style:style style:name="ro7" style:family="table-row">
      <style:table-row-properties style:row-height="0.17708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1.4166666666666667in" fo:break-before="auto" style:use-optimal-row-height="true"/>
    </style:style>
    <style:style style:name="ro10" style:family="table-row">
      <style:table-row-properties style:row-height="0.7083333333333334in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style:style style:name="ta2" style:family="table" style:master-page-name="PageStyle_5f_Power Supply">
      <style:table-properties table:display="true" style:writing-mode="lr-tb"/>
    </style:style>
    <style:style style:name="ta3" style:family="table" style:master-page-name="PageStyle_5f_PCB">
      <style:table-properties table:display="true" style:writing-mode="lr-tb"/>
    </style:style>
    <style:style style:name="ta4" style:family="table" style:master-page-name="PageStyle_5f_Assembly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29" style:family="table-cell" style:parent-style-name="Default" style:data-style-name="N178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78">
      <style:table-cell-properties fo:wrap-option="wrap" style:vertical-align="bottom" fo:background-color="#FFFF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178">
      <style:table-cell-properties fo:wrap-option="wrap" style:vertical-align="bottom" fo:background-color="#38761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2" style:family="table-cell" style:parent-style-name="Default" style:data-style-name="N0">
      <style:table-cell-properties fo:wrap-option="wrap" style:vertical-align="bottom" fo:background-color="#38761D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3" style:family="table-cell" style:parent-style-name="Default" style:data-style-name="N178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35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178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A61C00" style:text-underline-style="none"/>
    </style:style>
    <style:style style:name="ce37" style:family="table-cell" style:parent-style-name="Default" style:data-style-name="N0">
      <style:table-cell-properties fo:wrap-option="wrap" style:vertical-align="middle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179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 style:data-style-name="N0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A61C00" style:text-underline-style="none"/>
    </style:style>
    <style:style style:name="T1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number-columns-repeated="8" table:default-cell-style-name="ce-1"/>
        <table:table-column table:style-name="co6" table:default-cell-style-name="ce-1"/>
        <table:table-column table:style-name="co7" table:default-cell-style-name="ce-1"/>
        <table:table-column table:style-name="co1" table:number-columns-repeated="10" table:default-cell-style-name="ce-1"/>
        <table:table-column table:style-name="co1" table:default-cell-style-name="ce15" table:number-columns-repeated="233"/>
        <table:table-row table:style-name="ro2">
          <table:table-cell table:style-name="ce21" office:value-type="string">
            <text:p>BOM</text:p>
          </table:table-cell>
          <table:table-cell table:style-name="ce22"/>
          <table:table-cell/>
          <table:table-cell table:style-name="ce21" office:value-type="string">
            <text:p>EACH</text:p>
          </table:table-cell>
          <table:table-cell table:number-columns-repeated="3"/>
          <table:table-cell table:style-name="ce21" office:value-type="string">
            <text:p>TOTAL</text:p>
          </table:table-cell>
          <table:table-cell table:number-columns-repeated="3"/>
          <table:table-cell table:style-name="ce22"/>
        </table:table-row>
        <table:table-row table:style-name="ro2">
          <table:table-cell table:style-name="ce21" office:value-type="string">
            <text:p>Part</text:p>
          </table:table-cell>
          <table:table-cell table:style-name="ce23" office:value-type="string">
            <text:p>Qty</text:p>
          </table:table-cell>
          <table:table-cell table:style-name="ce21" office:value-type="string">
            <text:p>En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3000">
            <text:p>3000</text:p>
          </table:table-cell>
          <table:table-cell table:style-name="ce23" office:value-type="string">
            <text:p>PartNo</text:p>
          </table:table-cell>
          <table:table-cell table:style-name="ce21" office:value-type="string">
            <text:p>Notes/URLs</text:p>
          </table:table-cell>
        </table:table-row>
        <table:table-row table:style-name="ro2">
          <table:table-cell table:style-name="ce24" office:value-type="string">
            <text:p>PCB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8.5">
            <text:p>8.5000</text:p>
          </table:table-cell>
          <table:table-cell table:style-name="ce25" office:value-type="float" office:value="5.04">
            <text:p>5.0400</text:p>
          </table:table-cell>
          <table:table-cell table:style-name="ce25" office:value-type="float" office:value="5.04">
            <text:p>5.0400</text:p>
          </table:table-cell>
          <table:table-cell table:style-name="ce25" office:value-type="float" office:value="5.04">
            <text:p>5.0400</text:p>
          </table:table-cell>
          <table:table-cell table:style-name="ce25" table:formula="oooc:=([.$B3]*[.$C3])*[.D3]" office:value-type="float" office:value="8.5">
            <text:p>8.5000</text:p>
          </table:table-cell>
          <table:table-cell table:style-name="ce25" table:formula="oooc:=([.$B3]*[.$C3])*[.E3]" office:value-type="float" office:value="5.04">
            <text:p>5.0400</text:p>
          </table:table-cell>
          <table:table-cell table:style-name="ce25" table:formula="oooc:=([.$B3]*[.$C3])*[.F3]" office:value-type="float" office:value="5.04">
            <text:p>5.0400</text:p>
          </table:table-cell>
          <table:table-cell table:style-name="ce25" table:formula="oooc:=([.$B3]*[.$C3])*[.G3]" office:value-type="float" office:value="5.04">
            <text:p>5.0400</text:p>
          </table:table-cell>
          <table:table-cell table:style-name="ce22" office:value-type="string">
            <text:p>OSHPark</text:p>
          </table:table-cell>
        </table:table-row>
        <table:table-row table:style-name="ro3">
          <table:table-cell table:style-name="ce26" office:value-type="string">
            <text:p>CAP CER 12PF 10V 5% 0603</text:p>
          </table:table-cell>
          <table:table-cell table:style-name="ce22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028">
            <text:p>0.0280</text:p>
          </table:table-cell>
          <table:table-cell table:style-name="ce25" office:value-type="float" office:value="0.0127">
            <text:p>0.0127</text:p>
          </table:table-cell>
          <table:table-cell table:style-name="ce25" office:value-type="float" office:value="0.0069">
            <text:p>0.0069</text:p>
          </table:table-cell>
          <table:table-cell table:style-name="ce25" office:value-type="float" office:value="0.0053">
            <text:p>0.0053</text:p>
          </table:table-cell>
          <table:table-cell table:style-name="ce25" table:formula="oooc:=([.$B4]*[.$C4])*[.D4]" office:value-type="float" office:value="0.056">
            <text:p>0.0560</text:p>
          </table:table-cell>
          <table:table-cell table:style-name="ce25" table:formula="oooc:=([.$B4]*[.$C4])*[.E4]" office:value-type="float" office:value="0.0254">
            <text:p>0.0254</text:p>
          </table:table-cell>
          <table:table-cell table:style-name="ce25" table:formula="oooc:=([.$B4]*[.$C4])*[.F4]" office:value-type="float" office:value="0.0138">
            <text:p>0.0138</text:p>
          </table:table-cell>
          <table:table-cell table:style-name="ce25" table:formula="oooc:=([.$B4]*[.$C4])*[.G4]" office:value-type="float" office:value="0.0106">
            <text:p>0.0106</text:p>
          </table:table-cell>
          <table:table-cell table:style-name="ce22" office:value-type="string">
            <text:p>1276-1254-1-ND</text:p>
          </table:table-cell>
        </table:table-row>
        <table:table-row table:style-name="ro3">
          <table:table-cell table:style-name="ce26" office:value-type="string">
            <text:p>CAP CER 0.1UF 10V 10% X7R 0603</text:p>
          </table:table-cell>
          <table:table-cell table:style-name="ce22" office:value-type="float" office:value="12">
            <text:p>12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025">
            <text:p>0.0250</text:p>
          </table:table-cell>
          <table:table-cell table:style-name="ce25" office:value-type="float" office:value="0.0116">
            <text:p>0.0116</text:p>
          </table:table-cell>
          <table:table-cell table:style-name="ce25" office:value-type="float" office:value="0.0063">
            <text:p>0.0063</text:p>
          </table:table-cell>
          <table:table-cell table:style-name="ce25" office:value-type="float" office:value="0.00483">
            <text:p>0.0048</text:p>
          </table:table-cell>
          <table:table-cell table:style-name="ce25" table:formula="oooc:=([.$B5]*[.$C5])*[.D5]" office:value-type="float" office:value="0.30000000000000004">
            <text:p>0.3000</text:p>
          </table:table-cell>
          <table:table-cell table:style-name="ce25" table:formula="oooc:=([.$B5]*[.$C5])*[.E5]" office:value-type="float" office:value="0.1392">
            <text:p>0.1392</text:p>
          </table:table-cell>
          <table:table-cell table:style-name="ce25" table:formula="oooc:=([.$B5]*[.$C5])*[.F5]" office:value-type="float" office:value="0.0756">
            <text:p>0.0756</text:p>
          </table:table-cell>
          <table:table-cell table:style-name="ce25" table:formula="oooc:=([.$B5]*[.$C5])*[.G5]" office:value-type="float" office:value="0.05796">
            <text:p>0.0580</text:p>
          </table:table-cell>
          <table:table-cell table:style-name="ce22" office:value-type="string">
            <text:p>1276-1946-1-ND</text:p>
          </table:table-cell>
        </table:table-row>
        <table:table-row table:style-name="ro3">
          <table:table-cell table:style-name="ce26" office:value-type="string">
            <text:p>CAP CER 1UF 10V 10% X7R 0603</text:p>
          </table:table-cell>
          <table:table-cell table:style-name="ce22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041">
            <text:p>0.0410</text:p>
          </table:table-cell>
          <table:table-cell table:style-name="ce25" office:value-type="float" office:value="0.0187">
            <text:p>0.0187</text:p>
          </table:table-cell>
          <table:table-cell table:style-name="ce25" office:value-type="float" office:value="0.0102">
            <text:p>0.0102</text:p>
          </table:table-cell>
          <table:table-cell table:style-name="ce25" office:value-type="float" office:value="0.00782">
            <text:p>0.0078</text:p>
          </table:table-cell>
          <table:table-cell table:style-name="ce25" table:formula="oooc:=([.$B6]*[.$C6])*[.D6]" office:value-type="float" office:value="0.123">
            <text:p>0.1230</text:p>
          </table:table-cell>
          <table:table-cell table:style-name="ce25" table:formula="oooc:=([.$B6]*[.$C6])*[.E6]" office:value-type="float" office:value="0.056100000000000004">
            <text:p>0.0561</text:p>
          </table:table-cell>
          <table:table-cell table:style-name="ce25" table:formula="oooc:=([.$B6]*[.$C6])*[.F6]" office:value-type="float" office:value="0.030600000000000002">
            <text:p>0.0306</text:p>
          </table:table-cell>
          <table:table-cell table:style-name="ce25" table:formula="oooc:=([.$B6]*[.$C6])*[.G6]" office:value-type="float" office:value="0.02346">
            <text:p>0.0235</text:p>
          </table:table-cell>
          <table:table-cell table:style-name="ce22" office:value-type="string">
            <text:p>587-1454-1-ND</text:p>
          </table:table-cell>
        </table:table-row>
        <table:table-row table:style-name="ro3">
          <table:table-cell table:style-name="ce26" office:value-type="string">
            <text:p>CAP CER 2.2UF 10V 10% X5R 0603</text:p>
          </table:table-cell>
          <table:table-cell table:style-name="ce22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086">
            <text:p>0.0860</text:p>
          </table:table-cell>
          <table:table-cell table:style-name="ce25" office:value-type="float" office:value="0.0408">
            <text:p>0.0408</text:p>
          </table:table-cell>
          <table:table-cell table:style-name="ce25" office:value-type="float" office:value="0.02362">
            <text:p>0.0236</text:p>
          </table:table-cell>
          <table:table-cell table:style-name="ce25" office:value-type="float" office:value="0.01847">
            <text:p>0.0185</text:p>
          </table:table-cell>
          <table:table-cell table:style-name="ce25" table:formula="oooc:=([.$B7]*[.$C7])*[.D7]" office:value-type="float" office:value="0.172">
            <text:p>0.1720</text:p>
          </table:table-cell>
          <table:table-cell table:style-name="ce25" table:formula="oooc:=([.$B7]*[.$C7])*[.E7]" office:value-type="float" office:value="0.0816">
            <text:p>0.0816</text:p>
          </table:table-cell>
          <table:table-cell table:style-name="ce25" table:formula="oooc:=([.$B7]*[.$C7])*[.F7]" office:value-type="float" office:value="0.04724">
            <text:p>0.0472</text:p>
          </table:table-cell>
          <table:table-cell table:style-name="ce25" table:formula="oooc:=([.$B7]*[.$C7])*[.G7]" office:value-type="float" office:value="0.03694">
            <text:p>0.0369</text:p>
          </table:table-cell>
          <table:table-cell table:style-name="ce22" office:value-type="string">
            <text:p>311-1451-1-ND</text:p>
          </table:table-cell>
        </table:table-row>
        <table:table-row table:style-name="ro3">
          <table:table-cell table:style-name="ce26" office:value-type="string">
            <text:p>CAP CER 4.7UF 10V 10% X5R 0603</text:p>
          </table:table-cell>
          <table:table-cell table:style-name="ce22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135">
            <text:p>0.1350</text:p>
          </table:table-cell>
          <table:table-cell table:style-name="ce25" office:value-type="float" office:value="0.0685">
            <text:p>0.0685</text:p>
          </table:table-cell>
          <table:table-cell table:style-name="ce25" office:value-type="float" office:value="0.0408">
            <text:p>0.0408</text:p>
          </table:table-cell>
          <table:table-cell table:style-name="ce25" office:value-type="float" office:value="0.032">
            <text:p>0.0320</text:p>
          </table:table-cell>
          <table:table-cell table:style-name="ce25" table:formula="oooc:=([.$B8]*[.$C8])*[.D8]" office:value-type="float" office:value="0.405">
            <text:p>0.4050</text:p>
          </table:table-cell>
          <table:table-cell table:style-name="ce25" table:formula="oooc:=([.$B8]*[.$C8])*[.E8]" office:value-type="float" office:value="0.20550000000000002">
            <text:p>0.2055</text:p>
          </table:table-cell>
          <table:table-cell table:style-name="ce25" table:formula="oooc:=([.$B8]*[.$C8])*[.F8]" office:value-type="float" office:value="0.12240000000000001">
            <text:p>0.1224</text:p>
          </table:table-cell>
          <table:table-cell table:style-name="ce25" table:formula="oooc:=([.$B8]*[.$C8])*[.G8]" office:value-type="float" office:value="0.096">
            <text:p>0.0960</text:p>
          </table:table-cell>
          <table:table-cell table:style-name="ce22" office:value-type="string">
            <text:p>587-3416-1-ND</text:p>
          </table:table-cell>
        </table:table-row>
        <table:table-row table:style-name="ro3">
          <table:table-cell table:style-name="ce26" office:value-type="string">
            <text:p>CAP CER 22UF 10V 20% X7R 0805 </text:p>
          </table:table-cell>
          <table:table-cell table:style-name="ce22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336">
            <text:p>0.3360</text:p>
          </table:table-cell>
          <table:table-cell table:style-name="ce25" office:value-type="float" office:value="0.168">
            <text:p>0.1680</text:p>
          </table:table-cell>
          <table:table-cell table:style-name="ce25" office:value-type="float" office:value="0.1104">
            <text:p>0.1104</text:p>
          </table:table-cell>
          <table:table-cell table:style-name="ce25" office:value-type="float" office:value="0.0816">
            <text:p>0.0816</text:p>
          </table:table-cell>
          <table:table-cell table:style-name="ce25" table:formula="oooc:=([.$B9]*[.$C9])*[.D9]" office:value-type="float" office:value="0.672">
            <text:p>0.6720</text:p>
          </table:table-cell>
          <table:table-cell table:style-name="ce25" table:formula="oooc:=([.$B9]*[.$C9])*[.E9]" office:value-type="float" office:value="0.336">
            <text:p>0.3360</text:p>
          </table:table-cell>
          <table:table-cell table:style-name="ce25" table:formula="oooc:=([.$B9]*[.$C9])*[.F9]" office:value-type="float" office:value="0.2208">
            <text:p>0.2208</text:p>
          </table:table-cell>
          <table:table-cell table:style-name="ce25" table:formula="oooc:=([.$B9]*[.$C9])*[.G9]" office:value-type="float" office:value="0.1632">
            <text:p>0.1632</text:p>
          </table:table-cell>
          <table:table-cell table:style-name="ce22" office:value-type="string">
            <text:p>1276-2910-2-ND</text:p>
          </table:table-cell>
          <table:table-cell table:style-name="ce24" office:value-type="string">
            <text:p>uSD cap 22uF-47uF</text:p>
          </table:table-cell>
        </table:table-row>
        <table:table-row table:style-name="ro3">
          <table:table-cell table:style-name="ce26" office:value-type="string">
            <text:p>CAP CER 47UF 10V 20% X5R 1206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689">
            <text:p>0.6890</text:p>
          </table:table-cell>
          <table:table-cell table:style-name="ce25" office:value-type="float" office:value="0.403">
            <text:p>0.4030</text:p>
          </table:table-cell>
          <table:table-cell table:style-name="ce25" office:value-type="float" office:value="0.2795">
            <text:p>0.2795</text:p>
          </table:table-cell>
          <table:table-cell table:style-name="ce25" office:value-type="float" office:value="0.195">
            <text:p>0.1950</text:p>
          </table:table-cell>
          <table:table-cell table:style-name="ce25" table:formula="oooc:=([.$B10]*[.$C10])*[.D10]" office:value-type="float" office:value="0.689">
            <text:p>0.6890</text:p>
          </table:table-cell>
          <table:table-cell table:style-name="ce25" table:formula="oooc:=([.$B10]*[.$C10])*[.E10]" office:value-type="float" office:value="0.403">
            <text:p>0.4030</text:p>
          </table:table-cell>
          <table:table-cell table:style-name="ce25" table:formula="oooc:=([.$B10]*[.$C10])*[.F10]" office:value-type="float" office:value="0.2795">
            <text:p>0.2795</text:p>
          </table:table-cell>
          <table:table-cell table:style-name="ce25" table:formula="oooc:=([.$B10]*[.$C10])*[.G10]" office:value-type="float" office:value="0.195">
            <text:p>0.1950</text:p>
          </table:table-cell>
          <table:table-cell table:style-name="ce22" office:value-type="string">
            <text:p>CL31A476MPHNNNE</text:p>
          </table:table-cell>
          <table:table-cell table:style-name="ce24"/>
        </table:table-row>
        <table:table-row table:style-name="ro3">
          <table:table-cell table:style-name="ce26" office:value-type="string">
            <text:p>RES 10 OHM 1/10W 1% 0603 SMD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015">
            <text:p>0.0150</text:p>
          </table:table-cell>
          <table:table-cell table:style-name="ce25" office:value-type="float" office:value="0.006">
            <text:p>0.0060</text:p>
          </table:table-cell>
          <table:table-cell table:style-name="ce25" office:value-type="float" office:value="0.00268">
            <text:p>0.0027</text:p>
          </table:table-cell>
          <table:table-cell table:style-name="ce25" office:value-type="float" office:value="0.00233">
            <text:p>0.0023</text:p>
          </table:table-cell>
          <table:table-cell table:style-name="ce25" table:formula="oooc:=([.$B11]*[.$C11])*[.D11]" office:value-type="float" office:value="0.015">
            <text:p>0.0150</text:p>
          </table:table-cell>
          <table:table-cell table:style-name="ce25" table:formula="oooc:=([.$B11]*[.$C11])*[.E11]" office:value-type="float" office:value="0.006">
            <text:p>0.0060</text:p>
          </table:table-cell>
          <table:table-cell table:style-name="ce25" table:formula="oooc:=([.$B11]*[.$C11])*[.F11]" office:value-type="float" office:value="0.00268">
            <text:p>0.0027</text:p>
          </table:table-cell>
          <table:table-cell table:style-name="ce25" table:formula="oooc:=([.$B11]*[.$C11])*[.G11]" office:value-type="float" office:value="0.00233">
            <text:p>0.0023</text:p>
          </table:table-cell>
          <table:table-cell table:style-name="ce22" office:value-type="string">
            <text:p>311-10.0HRCT-ND</text:p>
          </table:table-cell>
        </table:table-row>
        <table:table-row table:style-name="ro3">
          <table:table-cell table:style-name="ce26" office:value-type="string">
            <text:p>RES 10K OHM 1/10W 5% 0603 SMD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011">
            <text:p>0.0110</text:p>
          </table:table-cell>
          <table:table-cell table:style-name="ce25" office:value-type="float" office:value="0.0045">
            <text:p>0.0045</text:p>
          </table:table-cell>
          <table:table-cell table:style-name="ce25" office:value-type="float" office:value="0.00204">
            <text:p>0.0020</text:p>
          </table:table-cell>
          <table:table-cell table:style-name="ce25" office:value-type="float" office:value="0.00177">
            <text:p>0.0018</text:p>
          </table:table-cell>
          <table:table-cell table:style-name="ce25" table:formula="oooc:=([.$B12]*[.$C12])*[.D12]" office:value-type="float" office:value="0.011">
            <text:p>0.0110</text:p>
          </table:table-cell>
          <table:table-cell table:style-name="ce25" table:formula="oooc:=([.$B12]*[.$C12])*[.E12]" office:value-type="float" office:value="0.0045">
            <text:p>0.0045</text:p>
          </table:table-cell>
          <table:table-cell table:style-name="ce25" table:formula="oooc:=([.$B12]*[.$C12])*[.F12]" office:value-type="float" office:value="0.00204">
            <text:p>0.0020</text:p>
          </table:table-cell>
          <table:table-cell table:style-name="ce25" table:formula="oooc:=([.$B12]*[.$C12])*[.G12]" office:value-type="float" office:value="0.00177">
            <text:p>0.0018</text:p>
          </table:table-cell>
          <table:table-cell table:style-name="ce22" office:value-type="string">
            <text:p>311-10KGRCT-ND</text:p>
          </table:table-cell>
        </table:table-row>
        <table:table-row table:style-name="ro3">
          <table:table-cell table:style-name="ce24" office:value-type="string">
            <text:p>RES ARRAY 10K OHM 4 RES 1206</text:p>
          </table:table-cell>
          <table:table-cell table:style-name="ce22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0256">
            <text:p>0.0256</text:p>
          </table:table-cell>
          <table:table-cell table:style-name="ce25" office:value-type="float" office:value="0.01328">
            <text:p>0.0133</text:p>
          </table:table-cell>
          <table:table-cell table:style-name="ce25" office:value-type="float" office:value="0.00575">
            <text:p>0.0058</text:p>
          </table:table-cell>
          <table:table-cell table:style-name="ce25" office:value-type="float" office:value="0.00575">
            <text:p>0.0058</text:p>
          </table:table-cell>
          <table:table-cell table:style-name="ce25" table:formula="oooc:=([.$B13]*[.$C13])*[.D13]" office:value-type="float" office:value="0.0512">
            <text:p>0.0512</text:p>
          </table:table-cell>
          <table:table-cell table:style-name="ce25" table:formula="oooc:=([.$B13]*[.$C13])*[.E13]" office:value-type="float" office:value="0.02656">
            <text:p>0.0266</text:p>
          </table:table-cell>
          <table:table-cell table:style-name="ce25" table:formula="oooc:=([.$B13]*[.$C13])*[.F13]" office:value-type="float" office:value="0.0115">
            <text:p>0.0115</text:p>
          </table:table-cell>
          <table:table-cell table:style-name="ce25" table:formula="oooc:=([.$B13]*[.$C13])*[.G13]" office:value-type="float" office:value="0.0115">
            <text:p>0.0115</text:p>
          </table:table-cell>
          <table:table-cell table:style-name="ce22" office:value-type="string">
            <text:p>YC164J-10KCT-ND</text:p>
          </table:table-cell>
        </table:table-row>
        <table:table-row table:style-name="ro3">
          <table:table-cell table:style-name="ce24" office:value-type="string">
            <text:p>RES ARRAY 10K OHM 2 RES 0606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077">
            <text:p>0.0770</text:p>
          </table:table-cell>
          <table:table-cell table:style-name="ce25" office:value-type="float" office:value="0.0297">
            <text:p>0.0297</text:p>
          </table:table-cell>
          <table:table-cell table:style-name="ce25" office:value-type="float" office:value="0.01309">
            <text:p>0.0131</text:p>
          </table:table-cell>
          <table:table-cell table:style-name="ce25" office:value-type="float" office:value="0.00919">
            <text:p>0.0092</text:p>
          </table:table-cell>
          <table:table-cell table:style-name="ce25" table:formula="oooc:=([.$B14]*[.$C14])*[.D14]" office:value-type="float" office:value="0.077">
            <text:p>0.0770</text:p>
          </table:table-cell>
          <table:table-cell table:style-name="ce25" table:formula="oooc:=([.$B14]*[.$C14])*[.E14]" office:value-type="float" office:value="0.0297">
            <text:p>0.0297</text:p>
          </table:table-cell>
          <table:table-cell table:style-name="ce25" table:formula="oooc:=([.$B14]*[.$C14])*[.F14]" office:value-type="float" office:value="0.01309">
            <text:p>0.0131</text:p>
          </table:table-cell>
          <table:table-cell table:style-name="ce25" table:formula="oooc:=([.$B14]*[.$C14])*[.G14]" office:value-type="float" office:value="0.00919">
            <text:p>0.0092</text:p>
          </table:table-cell>
          <table:table-cell table:style-name="ce22" office:value-type="string">
            <text:p>742C043103JPCT-ND</text:p>
          </table:table-cell>
        </table:table-row>
        <table:table-row table:style-name="ro3">
          <table:table-cell table:style-name="ce24" office:value-type="string">
            <text:p>RES ARRAY 220 OHM 4 RES 1206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053">
            <text:p>0.0530</text:p>
          </table:table-cell>
          <table:table-cell table:style-name="ce25" office:value-type="float" office:value="0.0247">
            <text:p>0.0247</text:p>
          </table:table-cell>
          <table:table-cell table:style-name="ce25" office:value-type="float" office:value="0.01059">
            <text:p>0.0106</text:p>
          </table:table-cell>
          <table:table-cell table:style-name="ce25" office:value-type="float" office:value="0.01059">
            <text:p>0.0106</text:p>
          </table:table-cell>
          <table:table-cell table:style-name="ce25" table:formula="oooc:=([.$B15]*[.$C15])*[.D15]" office:value-type="float" office:value="0.053">
            <text:p>0.0530</text:p>
          </table:table-cell>
          <table:table-cell table:style-name="ce25" table:formula="oooc:=([.$B15]*[.$C15])*[.E15]" office:value-type="float" office:value="0.0247">
            <text:p>0.0247</text:p>
          </table:table-cell>
          <table:table-cell table:style-name="ce25" table:formula="oooc:=([.$B15]*[.$C15])*[.F15]" office:value-type="float" office:value="0.01059">
            <text:p>0.0106</text:p>
          </table:table-cell>
          <table:table-cell table:style-name="ce25" table:formula="oooc:=([.$B15]*[.$C15])*[.G15]" office:value-type="float" office:value="0.01059">
            <text:p>0.0106</text:p>
          </table:table-cell>
          <table:table-cell table:style-name="ce22" office:value-type="string">
            <text:p>TC164J-220CT-ND</text:p>
          </table:table-cell>
          <table:table-cell table:style-name="ce24" office:value-type="string">
            <text:p>220R-330R</text:p>
          </table:table-cell>
        </table:table-row>
        <table:table-row table:style-name="ro3">
          <table:table-cell table:style-name="ce24" office:value-type="string">
            <text:p>RES ARRAY 33 OHM 2 RES 0603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074">
            <text:p>0.0740</text:p>
          </table:table-cell>
          <table:table-cell table:style-name="ce25" office:value-type="float" office:value="0.0283">
            <text:p>0.0283</text:p>
          </table:table-cell>
          <table:table-cell table:style-name="ce25" office:value-type="float" office:value="0.01246">
            <text:p>0.0125</text:p>
          </table:table-cell>
          <table:table-cell table:style-name="ce25" office:value-type="float" office:value="0.01246">
            <text:p>0.0125</text:p>
          </table:table-cell>
          <table:table-cell table:style-name="ce25" table:formula="oooc:=([.$B16]*[.$C16])*[.D16]" office:value-type="float" office:value="0.074">
            <text:p>0.0740</text:p>
          </table:table-cell>
          <table:table-cell table:style-name="ce25" table:formula="oooc:=([.$B16]*[.$C16])*[.E16]" office:value-type="float" office:value="0.0283">
            <text:p>0.0283</text:p>
          </table:table-cell>
          <table:table-cell table:style-name="ce25" table:formula="oooc:=([.$B16]*[.$C16])*[.F16]" office:value-type="float" office:value="0.01246">
            <text:p>0.0125</text:p>
          </table:table-cell>
          <table:table-cell table:style-name="ce25" table:formula="oooc:=([.$B16]*[.$C16])*[.G16]" office:value-type="float" office:value="0.01246">
            <text:p>0.0125</text:p>
          </table:table-cell>
          <table:table-cell table:style-name="ce22" office:value-type="string">
            <text:p>742C043330JPCT-ND</text:p>
          </table:table-cell>
        </table:table-row>
        <table:table-row table:style-name="ro3">
          <table:table-cell table:style-name="ce24" office:value-type="string">
            <text:p>FERRITE BEAD 15 OHM SMD 0603</text:p>
          </table:table-cell>
          <table:table-cell table:style-name="ce22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073">
            <text:p>0.0730</text:p>
          </table:table-cell>
          <table:table-cell table:style-name="ce25" office:value-type="float" office:value="0.0436">
            <text:p>0.0436</text:p>
          </table:table-cell>
          <table:table-cell table:style-name="ce25" office:value-type="float" office:value="0.02508">
            <text:p>0.0251</text:p>
          </table:table-cell>
          <table:table-cell table:style-name="ce25" office:value-type="float" office:value="0.0192">
            <text:p>0.0192</text:p>
          </table:table-cell>
          <table:table-cell table:style-name="ce25" table:formula="oooc:=([.$B17]*[.$C17])*[.D17]" office:value-type="float" office:value="0.21899999999999997">
            <text:p>0.2190</text:p>
          </table:table-cell>
          <table:table-cell table:style-name="ce25" table:formula="oooc:=([.$B17]*[.$C17])*[.E17]" office:value-type="float" office:value="0.1308">
            <text:p>0.1308</text:p>
          </table:table-cell>
          <table:table-cell table:style-name="ce25" table:formula="oooc:=([.$B17]*[.$C17])*[.F17]" office:value-type="float" office:value="0.07524">
            <text:p>0.0752</text:p>
          </table:table-cell>
          <table:table-cell table:style-name="ce25" table:formula="oooc:=([.$B17]*[.$C17])*[.G17]" office:value-type="float" office:value="0.0576">
            <text:p>0.0576</text:p>
          </table:table-cell>
          <table:table-cell table:style-name="ce22" office:value-type="string">
            <text:p>445-2184-2-ND</text:p>
          </table:table-cell>
        </table:table-row>
        <table:table-row table:style-name="ro3">
          <table:table-cell table:style-name="ce24" office:value-type="string">
            <text:p>DIODE SCHOTTKY 20V 1A SOD323</text:p>
          </table:table-cell>
          <table:table-cell table:style-name="ce22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352">
            <text:p>0.3520</text:p>
          </table:table-cell>
          <table:table-cell table:style-name="ce25" office:value-type="float" office:value="0.2075">
            <text:p>0.2075</text:p>
          </table:table-cell>
          <table:table-cell table:style-name="ce25" office:value-type="float" office:value="0.09006">
            <text:p>0.0901</text:p>
          </table:table-cell>
          <table:table-cell table:style-name="ce25" office:value-type="float" office:value="0.076">
            <text:p>0.0760</text:p>
          </table:table-cell>
          <table:table-cell table:style-name="ce25" table:formula="oooc:=([.$B18]*[.$C18])*[.D18]" office:value-type="float" office:value="0.704">
            <text:p>0.7040</text:p>
          </table:table-cell>
          <table:table-cell table:style-name="ce25" table:formula="oooc:=([.$B18]*[.$C18])*[.E18]" office:value-type="float" office:value="0.415">
            <text:p>0.4150</text:p>
          </table:table-cell>
          <table:table-cell table:style-name="ce25" table:formula="oooc:=([.$B18]*[.$C18])*[.F18]" office:value-type="float" office:value="0.18012">
            <text:p>0.1801</text:p>
          </table:table-cell>
          <table:table-cell table:style-name="ce25" table:formula="oooc:=([.$B18]*[.$C18])*[.G18]" office:value-type="float" office:value="0.152">
            <text:p>0.1520</text:p>
          </table:table-cell>
          <table:table-cell table:style-name="ce22" office:value-type="string">
            <text:p>B5817WS-TPMSCT-ND</text:p>
          </table:table-cell>
        </table:table-row>
        <table:table-row table:style-name="ro2">
          <table:table-cell table:style-name="ce24" office:value-type="string">
            <text:p>USD W/DETECT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863">
            <text:p>0.8630</text:p>
          </table:table-cell>
          <table:table-cell table:style-name="ce25" office:value-type="float" office:value="0.7442">
            <text:p>0.7442</text:p>
          </table:table-cell>
          <table:table-cell table:style-name="ce25" office:value-type="float" office:value="0.5412">
            <text:p>0.5412</text:p>
          </table:table-cell>
          <table:table-cell table:style-name="ce25" office:value-type="float" office:value="0.5412">
            <text:p>0.5412</text:p>
          </table:table-cell>
          <table:table-cell table:style-name="ce25" table:formula="oooc:=([.$B19]*[.$C19])*[.D19]" office:value-type="float" office:value="0.863">
            <text:p>0.8630</text:p>
          </table:table-cell>
          <table:table-cell table:style-name="ce25" table:formula="oooc:=([.$B19]*[.$C19])*[.E19]" office:value-type="float" office:value="0.7442">
            <text:p>0.7442</text:p>
          </table:table-cell>
          <table:table-cell table:style-name="ce25" table:formula="oooc:=([.$B19]*[.$C19])*[.F19]" office:value-type="float" office:value="0.5412">
            <text:p>0.5412</text:p>
          </table:table-cell>
          <table:table-cell table:style-name="ce25" table:formula="oooc:=([.$B19]*[.$C19])*[.G19]" office:value-type="float" office:value="0.5412">
            <text:p>0.5412</text:p>
          </table:table-cell>
          <table:table-cell table:style-name="ce22" office:value-type="string">
            <text:p>WM9731CT-ND</text:p>
          </table:table-cell>
        </table:table-row>
        <table:table-row table:style-name="ro3">
          <table:table-cell table:style-name="ce24" office:value-type="string">
            <text:p>IC REG LDO 3.3V 0.3A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5" office:value-type="float" office:value="0.4">
            <text:p>0.4000</text:p>
          </table:table-cell>
          <table:table-cell table:style-name="ce25" office:value-type="float" office:value="0.2359">
            <text:p>0.2359</text:p>
          </table:table-cell>
          <table:table-cell table:style-name="ce25" office:value-type="float" office:value="0.10238">
            <text:p>0.1024</text:p>
          </table:table-cell>
          <table:table-cell table:style-name="ce25" office:value-type="float" office:value="0.10238">
            <text:p>0.1024</text:p>
          </table:table-cell>
          <table:table-cell table:style-name="ce25" table:formula="oooc:=([.$B20]*[.$C20])*[.D20]" office:value-type="float" office:value="0">
            <text:p>0.0000</text:p>
          </table:table-cell>
          <table:table-cell table:style-name="ce25" table:formula="oooc:=([.$B20]*[.$C20])*[.E20]" office:value-type="float" office:value="0">
            <text:p>0.0000</text:p>
          </table:table-cell>
          <table:table-cell table:style-name="ce25" table:formula="oooc:=([.$B20]*[.$C20])*[.F20]" office:value-type="float" office:value="0">
            <text:p>0.0000</text:p>
          </table:table-cell>
          <table:table-cell table:style-name="ce25" table:formula="oooc:=([.$B20]*[.$C20])*[.G20]" office:value-type="float" office:value="0">
            <text:p>0.0000</text:p>
          </table:table-cell>
          <table:table-cell table:style-name="ce22" office:value-type="string">
            <text:p>AP2125K-3.3TRG1DICT-ND</text:p>
          </table:table-cell>
        </table:table-row>
        <table:table-row table:style-name="ro3">
          <table:table-cell table:style-name="ce24" office:value-type="string">
            <text:p>IC REG LDO 3.3V 500mA 8SOIC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569">
            <text:p>0.5690</text:p>
          </table:table-cell>
          <table:table-cell table:style-name="ce25" office:value-type="float" office:value="0.4264">
            <text:p>0.4264</text:p>
          </table:table-cell>
          <table:table-cell table:style-name="ce25" office:value-type="float" office:value="0.2415">
            <text:p>0.2415</text:p>
          </table:table-cell>
          <table:table-cell table:style-name="ce25" office:value-type="float" office:value="0.2139">
            <text:p>0.2139</text:p>
          </table:table-cell>
          <table:table-cell table:style-name="ce25" table:formula="oooc:=([.$B21]*[.$C21])*[.D21]" office:value-type="float" office:value="0.569">
            <text:p>0.5690</text:p>
          </table:table-cell>
          <table:table-cell table:style-name="ce25" table:formula="oooc:=([.$B21]*[.$C21])*[.E21]" office:value-type="float" office:value="0.4264">
            <text:p>0.4264</text:p>
          </table:table-cell>
          <table:table-cell table:style-name="ce25" table:formula="oooc:=([.$B21]*[.$C21])*[.F21]" office:value-type="float" office:value="0.2415">
            <text:p>0.2415</text:p>
          </table:table-cell>
          <table:table-cell table:style-name="ce25" table:formula="oooc:=([.$B21]*[.$C21])*[.G21]" office:value-type="float" office:value="0.2139">
            <text:p>0.2139</text:p>
          </table:table-cell>
          <table:table-cell table:style-name="ce22" office:value-type="string">
            <text:p>BD33IA5WEFJ-E2CT-ND</text:p>
          </table:table-cell>
        </table:table-row>
        <table:table-row table:style-name="ro3">
          <table:table-cell table:style-name="ce24" office:value-type="string">
            <text:p>IC REG LDO 2.5V 150mA TSOT23-5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798">
            <text:p>0.7980</text:p>
          </table:table-cell>
          <table:table-cell table:style-name="ce25" office:value-type="float" office:value="0.6144">
            <text:p>0.6144</text:p>
          </table:table-cell>
          <table:table-cell table:style-name="ce25" office:value-type="float" office:value="0.27625">
            <text:p>0.2763</text:p>
          </table:table-cell>
          <table:table-cell table:style-name="ce25" office:value-type="float" office:value="0.27625">
            <text:p>0.2763</text:p>
          </table:table-cell>
          <table:table-cell table:style-name="ce25" table:formula="oooc:=([.$B22]*[.$C22])*[.D22]" office:value-type="float" office:value="0.798">
            <text:p>0.7980</text:p>
          </table:table-cell>
          <table:table-cell table:style-name="ce25" table:formula="oooc:=([.$B22]*[.$C22])*[.E22]" office:value-type="float" office:value="0.6144">
            <text:p>0.6144</text:p>
          </table:table-cell>
          <table:table-cell table:style-name="ce25" table:formula="oooc:=([.$B22]*[.$C22])*[.F22]" office:value-type="float" office:value="0.27625">
            <text:p>0.2763</text:p>
          </table:table-cell>
          <table:table-cell table:style-name="ce25" table:formula="oooc:=([.$B22]*[.$C22])*[.G22]" office:value-type="float" office:value="0.27625">
            <text:p>0.2763</text:p>
          </table:table-cell>
          <table:table-cell table:style-name="ce22" office:value-type="string">
            <text:p>TPS78225DDCR</text:p>
          </table:table-cell>
          <table:table-cell table:style-name="ce24" office:value-type="string">
            <text:p>MIN: 2.5v  TYP: 2.8v</text:p>
          </table:table-cell>
        </table:table-row>
        <table:table-row table:style-name="ro3">
          <table:table-cell table:style-name="ce24" office:value-type="string">
            <text:p>IC ARM 168MHz 512KB FLASH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5" office:value-type="float" office:value="9.893">
            <text:p>9.8930</text:p>
          </table:table-cell>
          <table:table-cell table:style-name="ce25" office:value-type="float" office:value="8.1345">
            <text:p>8.1345</text:p>
          </table:table-cell>
          <table:table-cell table:style-name="ce25" office:value-type="float" office:value="5.93595">
            <text:p>5.9360</text:p>
          </table:table-cell>
          <table:table-cell table:style-name="ce25" office:value-type="float" office:value="5.93595">
            <text:p>5.9360</text:p>
          </table:table-cell>
          <table:table-cell table:style-name="ce25" table:formula="oooc:=([.$B23]*[.$C23])*[.D23]" office:value-type="float" office:value="0">
            <text:p>0.0000</text:p>
          </table:table-cell>
          <table:table-cell table:style-name="ce25" table:formula="oooc:=([.$B23]*[.$C23])*[.E23]" office:value-type="float" office:value="0">
            <text:p>0.0000</text:p>
          </table:table-cell>
          <table:table-cell table:style-name="ce25" table:formula="oooc:=([.$B23]*[.$C23])*[.F23]" office:value-type="float" office:value="0">
            <text:p>0.0000</text:p>
          </table:table-cell>
          <table:table-cell table:style-name="ce25" table:formula="oooc:=([.$B23]*[.$C23])*[.G23]" office:value-type="float" office:value="0">
            <text:p>0.0000</text:p>
          </table:table-cell>
          <table:table-cell table:style-name="ce22" office:value-type="string">
            <text:p>497-12075-ND</text:p>
          </table:table-cell>
        </table:table-row>
        <table:table-row table:style-name="ro3">
          <table:table-cell table:style-name="ce24" office:value-type="string">
            <text:p>IC ARM 180MHz 1MB FLASH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15.1">
            <text:p>15.1000</text:p>
          </table:table-cell>
          <table:table-cell table:style-name="ce25" office:value-type="float" office:value="12.85">
            <text:p>12.8500</text:p>
          </table:table-cell>
          <table:table-cell table:style-name="ce25" office:value-type="float" office:value="10.04">
            <text:p>10.0400</text:p>
          </table:table-cell>
          <table:table-cell table:style-name="ce25" office:value-type="float" office:value="10.04">
            <text:p>10.0400</text:p>
          </table:table-cell>
          <table:table-cell table:style-name="ce25" table:formula="oooc:=([.$B24]*[.$C24])*[.D24]" office:value-type="float" office:value="15.1">
            <text:p>15.1000</text:p>
          </table:table-cell>
          <table:table-cell table:style-name="ce25" table:formula="oooc:=([.$B24]*[.$C24])*[.E24]" office:value-type="float" office:value="12.85">
            <text:p>12.8500</text:p>
          </table:table-cell>
          <table:table-cell table:style-name="ce25" table:formula="oooc:=([.$B24]*[.$C24])*[.F24]" office:value-type="float" office:value="10.04">
            <text:p>10.0400</text:p>
          </table:table-cell>
          <table:table-cell table:style-name="ce25" table:formula="oooc:=([.$B24]*[.$C24])*[.G24]" office:value-type="float" office:value="10.04">
            <text:p>10.0400</text:p>
          </table:table-cell>
          <table:table-cell table:style-name="ce22" office:value-type="string">
            <text:p>511-STM32F427VGT6</text:p>
          </table:table-cell>
          <table:table-cell table:style-name="ce24"/>
        </table:table-row>
        <table:table-row table:style-name="ro3">
          <table:table-cell table:style-name="ce24" office:value-type="string">
            <text:p>CONN USB MICRO B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433">
            <text:p>0.4330</text:p>
          </table:table-cell>
          <table:table-cell table:style-name="ce25" office:value-type="float" office:value="0.3032">
            <text:p>0.3032</text:p>
          </table:table-cell>
          <table:table-cell table:style-name="ce25" office:value-type="float" office:value="0.25988">
            <text:p>0.2599</text:p>
          </table:table-cell>
          <table:table-cell table:style-name="ce25" office:value-type="float" office:value="0.25988">
            <text:p>0.2599</text:p>
          </table:table-cell>
          <table:table-cell table:style-name="ce25" table:formula="oooc:=([.$B25]*[.$C25])*[.D25]" office:value-type="float" office:value="0.433">
            <text:p>0.4330</text:p>
          </table:table-cell>
          <table:table-cell table:style-name="ce25" table:formula="oooc:=([.$B25]*[.$C25])*[.E25]" office:value-type="float" office:value="0.3032">
            <text:p>0.3032</text:p>
          </table:table-cell>
          <table:table-cell table:style-name="ce25" table:formula="oooc:=([.$B25]*[.$C25])*[.F25]" office:value-type="float" office:value="0.25988">
            <text:p>0.2599</text:p>
          </table:table-cell>
          <table:table-cell table:style-name="ce25" table:formula="oooc:=([.$B25]*[.$C25])*[.G25]" office:value-type="float" office:value="0.25988">
            <text:p>0.2599</text:p>
          </table:table-cell>
          <table:table-cell table:style-name="ce22" office:value-type="string">
            <text:p>609-4613-1-ND</text:p>
          </table:table-cell>
        </table:table-row>
        <table:table-row table:style-name="ro3">
          <table:table-cell table:style-name="ce24" office:value-type="string">
            <text:p>CRYSTAL 12MHz 12PF SMD 2.5x2.0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847">
            <text:p>0.8470</text:p>
          </table:table-cell>
          <table:table-cell table:style-name="ce25" office:value-type="float" office:value="0.7">
            <text:p>0.7000</text:p>
          </table:table-cell>
          <table:table-cell table:style-name="ce25" office:value-type="float" office:value="0.5075">
            <text:p>0.5075</text:p>
          </table:table-cell>
          <table:table-cell table:style-name="ce25" office:value-type="float" office:value="0.553">
            <text:p>0.5530</text:p>
          </table:table-cell>
          <table:table-cell table:style-name="ce25" table:formula="oooc:=([.$B26]*[.$C26])*[.D26]" office:value-type="float" office:value="0.847">
            <text:p>0.8470</text:p>
          </table:table-cell>
          <table:table-cell table:style-name="ce25" table:formula="oooc:=([.$B26]*[.$C26])*[.E26]" office:value-type="float" office:value="0.7">
            <text:p>0.7000</text:p>
          </table:table-cell>
          <table:table-cell table:style-name="ce25" table:formula="oooc:=([.$B26]*[.$C26])*[.F26]" office:value-type="float" office:value="0.5075">
            <text:p>0.5075</text:p>
          </table:table-cell>
          <table:table-cell table:style-name="ce25" table:formula="oooc:=([.$B26]*[.$C26])*[.G26]" office:value-type="float" office:value="0.553">
            <text:p>0.5530</text:p>
          </table:table-cell>
          <table:table-cell table:style-name="ce22" office:value-type="string">
            <text:p>887-1831-1-ND</text:p>
          </table:table-cell>
          <table:table-cell table:style-name="ce24" office:value-type="string">
            <text:p>Load Cap CL1/CL2 10pF-15PF Max</text:p>
          </table:table-cell>
        </table:table-row>
        <table:table-row table:style-name="ro4">
          <table:table-cell table:style-name="ce24" office:value-type="string">
            <text:p>LED RGB 4-PLCC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55">
            <text:p>0.5500</text:p>
          </table:table-cell>
          <table:table-cell table:style-name="ce25" office:value-type="float" office:value="0.483">
            <text:p>0.4830</text:p>
          </table:table-cell>
          <table:table-cell table:style-name="ce25" office:value-type="float" office:value="0.357">
            <text:p>0.3570</text:p>
          </table:table-cell>
          <table:table-cell table:style-name="ce25" office:value-type="float" office:value="0.323">
            <text:p>0.3230</text:p>
          </table:table-cell>
          <table:table-cell table:style-name="ce25" table:formula="oooc:=([.$B27]*[.$C27])*[.D27]" office:value-type="float" office:value="0.55">
            <text:p>0.5500</text:p>
          </table:table-cell>
          <table:table-cell table:style-name="ce25" table:formula="oooc:=([.$B27]*[.$C27])*[.E27]" office:value-type="float" office:value="0.483">
            <text:p>0.4830</text:p>
          </table:table-cell>
          <table:table-cell table:style-name="ce25" table:formula="oooc:=([.$B27]*[.$C27])*[.F27]" office:value-type="float" office:value="0.357">
            <text:p>0.3570</text:p>
          </table:table-cell>
          <table:table-cell table:style-name="ce25" table:formula="oooc:=([.$B27]*[.$C27])*[.G27]" office:value-type="float" office:value="0.323">
            <text:p>0.3230</text:p>
          </table:table-cell>
          <table:table-cell table:style-name="ce22" office:value-type="string">
            <text:p>CLVBA-FKA-CAEDH8BBB7A363TR-ND</text:p>
          </table:table-cell>
        </table:table-row>
        <table:table-row table:style-name="ro3">
          <table:table-cell table:style-name="ce24" office:value-type="string">
            <text:p>LED IR 3MM HI EFF 870NM</text:p>
          </table:table-cell>
          <table:table-cell table:style-name="ce22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437">
            <text:p>0.4370</text:p>
          </table:table-cell>
          <table:table-cell table:style-name="ce25" office:value-type="float" office:value="0.3136">
            <text:p>0.3136</text:p>
          </table:table-cell>
          <table:table-cell table:style-name="ce25" office:value-type="float" office:value="0.18592">
            <text:p>0.1859</text:p>
          </table:table-cell>
          <table:table-cell table:style-name="ce25" office:value-type="float" office:value="0.18592">
            <text:p>0.1859</text:p>
          </table:table-cell>
          <table:table-cell table:style-name="ce25" table:formula="oooc:=([.$B28]*[.$C28])*[.D28]" office:value-type="float" office:value="0.874">
            <text:p>0.8740</text:p>
          </table:table-cell>
          <table:table-cell table:style-name="ce25" table:formula="oooc:=([.$B28]*[.$C28])*[.E28]" office:value-type="float" office:value="0.6272">
            <text:p>0.6272</text:p>
          </table:table-cell>
          <table:table-cell table:style-name="ce25" table:formula="oooc:=([.$B28]*[.$C28])*[.F28]" office:value-type="float" office:value="0.37184">
            <text:p>0.3718</text:p>
          </table:table-cell>
          <table:table-cell table:style-name="ce25" table:formula="oooc:=([.$B28]*[.$C28])*[.G28]" office:value-type="float" office:value="0.37184">
            <text:p>0.3718</text:p>
          </table:table-cell>
          <table:table-cell table:style-name="ce22" office:value-type="string">
            <text:p>751-1209-ND</text:p>
          </table:table-cell>
        </table:table-row>
        <table:table-row table:style-name="ro4">
          <table:table-cell table:style-name="ce24" office:value-type="string">
            <text:p>MOSFET N-CH 50V 220MA SOT-23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196">
            <text:p>0.1960</text:p>
          </table:table-cell>
          <table:table-cell table:style-name="ce25" office:value-type="float" office:value="0.1096">
            <text:p>0.1096</text:p>
          </table:table-cell>
          <table:table-cell table:style-name="ce25" office:value-type="float" office:value="0.03998">
            <text:p>0.0400</text:p>
          </table:table-cell>
          <table:table-cell table:style-name="ce25" office:value-type="float" office:value="0.03496">
            <text:p>0.0350</text:p>
          </table:table-cell>
          <table:table-cell table:style-name="ce25" table:formula="oooc:=([.$B29]*[.$C29])*[.D29]" office:value-type="float" office:value="0.196">
            <text:p>0.1960</text:p>
          </table:table-cell>
          <table:table-cell table:style-name="ce25" table:formula="oooc:=([.$B29]*[.$C29])*[.E29]" office:value-type="float" office:value="0.1096">
            <text:p>0.1096</text:p>
          </table:table-cell>
          <table:table-cell table:style-name="ce25" table:formula="oooc:=([.$B29]*[.$C29])*[.F29]" office:value-type="float" office:value="0.03998">
            <text:p>0.0400</text:p>
          </table:table-cell>
          <table:table-cell table:style-name="ce25" table:formula="oooc:=([.$B29]*[.$C29])*[.G29]" office:value-type="float" office:value="0.03496">
            <text:p>0.0350</text:p>
          </table:table-cell>
          <table:table-cell table:style-name="ce22" office:value-type="string">
            <text:p>BSS138CT-ND</text:p>
          </table:table-cell>
        </table:table-row>
        <table:table-row table:style-name="ro3">
          <table:table-cell table:style-name="ce24" office:value-type="string">
            <text:p>OV2640 BGA CSP2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2.13">
            <text:p>2.1300</text:p>
          </table:table-cell>
          <table:table-cell table:style-name="ce25" office:value-type="float" office:value="1.8">
            <text:p>1.8000</text:p>
          </table:table-cell>
          <table:table-cell table:style-name="ce25" office:value-type="float" office:value="1.5">
            <text:p>1.5000</text:p>
          </table:table-cell>
          <table:table-cell table:style-name="ce25" office:value-type="float" office:value="1.5">
            <text:p>1.5000</text:p>
          </table:table-cell>
          <table:table-cell table:style-name="ce25" table:formula="oooc:=([.$B30]*[.$C30])*[.D30]" office:value-type="float" office:value="2.13">
            <text:p>2.1300</text:p>
          </table:table-cell>
          <table:table-cell table:style-name="ce25" table:formula="oooc:=([.$B30]*[.$C30])*[.E30]" office:value-type="float" office:value="1.8">
            <text:p>1.8000</text:p>
          </table:table-cell>
          <table:table-cell table:style-name="ce25" table:formula="oooc:=([.$B30]*[.$C30])*[.F30]" office:value-type="float" office:value="1.5">
            <text:p>1.5000</text:p>
          </table:table-cell>
          <table:table-cell table:style-name="ce25" table:formula="oooc:=([.$B30]*[.$C30])*[.G30]" office:value-type="float" office:value="1.5">
            <text:p>1.5000</text:p>
          </table:table-cell>
          <table:table-cell table:style-name="ce22" table:formula="oooc:=HYPERLINK(&quot;http://www.aliexpress.com/item/Free-shipping-new-original-5pcs-lot-ov2640-ic/1757621581.html&quot;;&quot;Shenzhen&quot;)" office:value-type="string">
            <text:p>Shenzhen</text:p>
          </table:table-cell>
        </table:table-row>
        <table:table-row table:style-name="ro3">
          <table:table-cell table:style-name="ce24" office:value-type="string">
            <text:p>LENS + MOUNT M12/20MM 16x16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.3">
            <text:p>0.3</text:p>
          </table:table-cell>
          <table:table-cell table:style-name="ce24" office:value-type="float" office:value="0.3">
            <text:p>0.3</text:p>
          </table:table-cell>
          <table:table-cell table:style-name="ce24" office:value-type="float" office:value="0.3">
            <text:p>0.3</text:p>
          </table:table-cell>
          <table:table-cell table:style-name="ce24" office:value-type="float" office:value="0.3">
            <text:p>0.3</text:p>
          </table:table-cell>
          <table:table-cell table:style-name="ce25" table:formula="oooc:=([.$B31]*[.$C31])*[.D31]" office:value-type="float" office:value="0.3">
            <text:p>0.3000</text:p>
          </table:table-cell>
          <table:table-cell table:style-name="ce25" table:formula="oooc:=([.$B31]*[.$C31])*[.E31]" office:value-type="float" office:value="0.3">
            <text:p>0.3000</text:p>
          </table:table-cell>
          <table:table-cell table:style-name="ce25" table:formula="oooc:=([.$B31]*[.$C31])*[.F31]" office:value-type="float" office:value="0.3">
            <text:p>0.3000</text:p>
          </table:table-cell>
          <table:table-cell table:style-name="ce25" table:formula="oooc:=([.$B31]*[.$C31])*[.G31]" office:value-type="float" office:value="0.3">
            <text:p>0.3000</text:p>
          </table:table-cell>
          <table:table-cell table:style-name="ce22" table:formula="oooc:=HYPERLINK(&quot;http://www.aliexpress.com/item/100pcs-CCTV-Camera-board-Lens-Fixed-Mount-for-M12-0-5-20mm-screw-distance-Holder/917656147.html&quot;;&quot;Shenzhen&quot;)" office:value-type="string">
            <text:p>Shenzhen</text:p>
          </table:table-cell>
          <table:table-cell table:style-name="ce27" office:value-type="string">
            <text:p>Need 16x16MM base</text:p>
          </table:table-cell>
        </table:table-row>
        <table:table-row table:style-name="ro2">
          <table:table-cell table:style-name="ce24" office:value-type="string">
            <text:p>PCBA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8.4">
            <text:p>8.4000</text:p>
          </table:table-cell>
          <table:table-cell table:style-name="ce25" office:value-type="float" office:value="8.4">
            <text:p>8.4000</text:p>
          </table:table-cell>
          <table:table-cell table:style-name="ce25" office:value-type="float" office:value="3.26">
            <text:p>3.2600</text:p>
          </table:table-cell>
          <table:table-cell table:style-name="ce25" office:value-type="float" office:value="2.82">
            <text:p>2.8200</text:p>
          </table:table-cell>
          <table:table-cell table:style-name="ce25" table:formula="oooc:=([.$B32]*[.$C32])*[.D32]" office:value-type="float" office:value="8.4">
            <text:p>8.4000</text:p>
          </table:table-cell>
          <table:table-cell table:style-name="ce25" table:formula="oooc:=([.$B32]*[.$C32])*[.E32]" office:value-type="float" office:value="8.4">
            <text:p>8.4000</text:p>
          </table:table-cell>
          <table:table-cell table:style-name="ce25" table:formula="oooc:=([.$B32]*[.$C32])*[.F32]" office:value-type="float" office:value="3.26">
            <text:p>3.2600</text:p>
          </table:table-cell>
          <table:table-cell table:style-name="ce25" table:formula="oooc:=([.$B32]*[.$C32])*[.G32]" office:value-type="float" office:value="2.82">
            <text:p>2.8200</text:p>
          </table:table-cell>
          <table:table-cell table:style-name="ce22" table:formula="oooc:=HYPERLINK(&quot;www.smallbatchassembly.com&quot;;&quot;Small Batch Assembly&quot;)" office:value-type="string">
            <text:p>Small Batch Assembly</text:p>
          </table:table-cell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 table:style-name="ce28"/>
          <table:table-cell table:style-name="ce22"/>
          <table:table-cell/>
          <table:table-cell table:number-columns-repeated="8" table:style-name="ce21"/>
          <table:table-cell table:style-name="ce23"/>
        </table:table-row>
        <table:table-row table:style-name="ro3">
          <table:table-cell table:style-name="ce24" office:value-type="string">
            <text:p>Placements per board</text:p>
          </table:table-cell>
          <table:table-cell table:style-name="ce22" table:formula="oooc:=SUMPRODUCT([.B4:.B31];[.C4:.C31])" office:value-type="float" office:value="49">
            <text:p>49</text:p>
          </table:table-cell>
          <table:table-cell/>
          <table:table-cell table:number-columns-repeated="4" table:style-name="ce29"/>
          <table:table-cell table:style-name="ce29" table:formula="oooc:=SUM([.H3:.H32])" office:value-type="float" office:value="43.1812">
            <text:p>$43.18</text:p>
          </table:table-cell>
          <table:table-cell table:style-name="ce29" table:formula="oooc:=SUM([.I3:.I32])" office:value-type="float" office:value="34.310359999999996">
            <text:p>$34.31</text:p>
          </table:table-cell>
          <table:table-cell table:style-name="ce30" table:formula="oooc:=SUM([.J3:.J32])" office:value-type="float" office:value="23.832809999999995">
            <text:p>$23.83</text:p>
          </table:table-cell>
          <table:table-cell table:style-name="ce29" table:formula="oooc:=SUM([.K3:.K32])" office:value-type="float" office:value="23.11463">
            <text:p>$23.11</text:p>
          </table:table-cell>
          <table:table-cell table:style-name="ce23" office:value-type="string">
            <text:p>COST</text:p>
          </table:table-cell>
        </table:table-row>
        <table:table-row table:style-name="ro2">
          <table:table-cell table:style-name="ce24" office:value-type="string">
            <text:p>BOM Line items</text:p>
          </table:table-cell>
          <table:table-cell table:style-name="ce22"/>
          <table:table-cell table:style-name="ce24" table:formula="oooc:=SUM([.C3:.C32])" office:value-type="float" office:value="28">
            <text:p>28</text:p>
          </table:table-cell>
          <table:table-cell table:number-columns-repeated="8" table:style-name="ce31"/>
          <table:table-cell table:style-name="ce32"/>
        </table:table-row>
        <table:table-row table:style-name="ro2">
          <table:table-cell/>
          <table:table-cell table:style-name="ce22"/>
          <table:table-cell table:number-columns-repeated="5"/>
          <table:table-cell table:number-columns-repeated="4" table:style-name="ce33"/>
          <table:table-cell table:style-name="ce22"/>
        </table:table-row>
        <table:table-row table:style-name="ro2">
          <table:table-cell/>
          <table:table-cell table:style-name="ce22"/>
          <table:table-cell table:number-columns-repeated="5"/>
          <table:table-cell table:number-columns-repeated="4" table:style-name="ce33"/>
          <table:table-cell table:style-name="ce22"/>
        </table:table-row>
        <table:table-row table:style-name="ro2">
          <table:table-cell/>
          <table:table-cell table:style-name="ce22"/>
          <table:table-cell table:number-columns-repeated="5"/>
          <table:table-cell table:number-columns-repeated="4" table:style-name="ce33"/>
          <table:table-cell table:style-name="ce22"/>
        </table:table-row>
        <table:table-row table:style-name="ro2">
          <table:table-cell table:style-name="ce34"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 table:style-name="ce34"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5"/>
          <table:table-cell table:number-columns-repeated="4" table:style-name="ce25"/>
          <table:table-cell table:style-name="ce22"/>
        </table:table-row>
        <table:table-row table:style-name="ro2">
          <table:table-cell/>
          <table:table-cell table:style-name="ce22"/>
          <table:table-cell table:number-columns-repeated="5"/>
          <table:table-cell table:number-columns-repeated="4" table:style-name="ce25"/>
          <table:table-cell table:style-name="ce22"/>
        </table:table-row>
        <table:table-row table:style-name="ro2">
          <table:table-cell/>
          <table:table-cell table:style-name="ce22"/>
          <table:table-cell table:number-columns-repeated="5"/>
          <table:table-cell table:number-columns-repeated="4" table:style-name="ce25"/>
          <table:table-cell table:style-name="ce22"/>
        </table:table-row>
        <table:table-row table:style-name="ro2">
          <table:table-cell/>
          <table:table-cell table:style-name="ce22"/>
          <table:table-cell table:number-columns-repeated="5"/>
          <table:table-cell table:number-columns-repeated="4" table:style-name="ce25"/>
          <table:table-cell table:style-name="ce22"/>
        </table:table-row>
        <table:table-row table:style-name="ro2">
          <table:table-cell/>
          <table:table-cell table:style-name="ce22"/>
          <table:table-cell table:number-columns-repeated="5"/>
          <table:table-cell table:number-columns-repeated="4" table:style-name="ce29"/>
          <table:table-cell table:style-name="ce22"/>
        </table:table-row>
        <table:table-row table:style-name="ro2">
          <table:table-cell table:style-name="ce34"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 table:number-columns-spanned="7" table:number-rows-spanned="1"/>
          <table:covered-table-cell table:number-columns-repeated="6"/>
          <table:table-cell table:number-columns-repeated="3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</table:table>
      <table:table table:name="Power Supply" table:style-name="ta2" table:print="false">
        <office:forms form:automatic-focus="false" form:apply-design-mode="false"/>
        <table:table-column table:style-name="co9" table:default-cell-style-name="ce-1"/>
        <table:table-column table:style-name="co10" table:default-cell-style-name="ce-1"/>
        <table:table-column table:style-name="co5" table:number-columns-repeated="4" table:default-cell-style-name="ce-1"/>
        <table:table-column table:style-name="co11" table:default-cell-style-name="ce-1"/>
        <table:table-column table:style-name="co12" table:default-cell-style-name="ce-1"/>
        <table:table-column table:style-name="co8" table:number-columns-repeated="12" table:default-cell-style-name="ce-1"/>
        <table:table-column table:style-name="co8" table:default-cell-style-name="ce15" table:number-columns-repeated="236"/>
        <table:table-row table:style-name="ro2">
          <table:table-cell table:style-name="ce21" office:value-type="string">
            <text:p>Part No</text:p>
          </table:table-cell>
          <table:table-cell table:style-name="ce21" office:value-type="string">
            <text:p>Details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000">
            <text:p>1000</text:p>
          </table:table-cell>
          <table:table-cell table:style-name="ce21"/>
          <table:table-cell table:style-name="ce21" office:value-type="string">
            <text:p>TOTAL</text:p>
          </table:table-cell>
        </table:table-row>
        <table:table-row table:style-name="ro3">
          <table:table-cell table:style-name="ce24" office:value-type="string">
            <text:p>AP2126K-ADJTRG1</text:p>
          </table:table-cell>
          <table:table-cell table:style-name="ce24" office:value-type="string">
            <text:p>soft start 3.3V, 300mA</text:p>
          </table:table-cell>
          <table:table-cell table:style-name="ce24" office:value-type="float" office:value="0.226">
            <text:p>0.226</text:p>
          </table:table-cell>
          <table:table-cell table:style-name="ce24" office:value-type="float" office:value="0.1598">
            <text:p>0.1598</text:p>
          </table:table-cell>
          <table:table-cell table:style-name="ce24" office:value-type="float" office:value="0.12792">
            <text:p>0.12792</text:p>
          </table:table-cell>
          <table:table-cell table:style-name="ce24" office:value-type="float" office:value="0.09812">
            <text:p>0.09812</text:p>
          </table:table-cell>
          <table:table-cell table:style-name="ce24" office:value-type="float" office:value="1">
            <text:p>1</text:p>
          </table:table-cell>
          <table:table-cell table:style-name="ce24" table:formula="oooc:=[.G2]*[.F2]" office:value-type="float" office:value="0.09812">
            <text:p>0.09812</text:p>
          </table:table-cell>
        </table:table-row>
        <table:table-row table:style-name="ro3">
          <table:table-cell table:style-name="ce24" office:value-type="string">
            <text:p>MCP1824T-3302E/OT</text:p>
          </table:table-cell>
          <table:table-cell table:style-name="ce24" office:value-type="string">
            <text:p>soft start 3.3V</text:p>
          </table:table-cell>
          <table:table-cell table:style-name="ce24" office:value-type="float" office:value="0.32">
            <text:p>0.32</text:p>
          </table:table-cell>
          <table:table-cell table:number-columns-repeated="2"/>
          <table:table-cell table:number-columns-repeated="2" table:style-name="ce15"/>
          <table:table-cell table:style-name="ce24" table:formula="oooc:=[.G3]*[.F3]" office:value-type="float" office:value="0">
            <text:p>0</text:p>
          </table:table-cell>
        </table:table-row>
        <table:table-row table:style-name="ro3">
          <table:table-cell table:style-name="ce24" office:value-type="string">
            <text:p>LP5900SD-1.8/NOPBCT-ND        </text:p>
          </table:table-cell>
          <table:table-cell table:style-name="ce24" office:value-type="string">
            <text:p>1.8V, 150mA</text:p>
          </table:table-cell>
          <table:table-cell table:style-name="ce24" office:value-type="float" office:value="0.243">
            <text:p>0.243</text:p>
          </table:table-cell>
          <table:table-cell table:style-name="ce24" office:value-type="float" office:value="0.23852">
            <text:p>0.23852</text:p>
          </table:table-cell>
          <table:table-cell table:style-name="ce24" office:value-type="float" office:value="0.234">
            <text:p>0.234</text:p>
          </table:table-cell>
          <table:table-cell table:style-name="ce24" office:value-type="float" office:value="0.225">
            <text:p>0.225</text:p>
          </table:table-cell>
          <table:table-cell table:style-name="ce24" office:value-type="float" office:value="0">
            <text:p>0</text:p>
          </table:table-cell>
          <table:table-cell table:style-name="ce24" table:formula="oooc:=[.G4]*[.F4]" office:value-type="float" office:value="0">
            <text:p>0</text:p>
          </table:table-cell>
        </table:table-row>
        <table:table-row table:style-name="ro3">
          <table:table-cell table:style-name="ce24" office:value-type="string">
            <text:p>LP3985IM5-2.5/NOPBCT-ND        </text:p>
          </table:table-cell>
          <table:table-cell table:style-name="ce24" office:value-type="string">
            <text:p>2.5V, 150mA</text:p>
          </table:table-cell>
          <table:table-cell table:style-name="ce24" office:value-type="float" office:value="0.2066">
            <text:p>0.2066</text:p>
          </table:table-cell>
          <table:table-cell table:style-name="ce24" office:value-type="float" office:value="0.20272">
            <text:p>0.20272</text:p>
          </table:table-cell>
          <table:table-cell table:style-name="ce24" office:value-type="float" office:value="0.1989">
            <text:p>0.1989</text:p>
          </table:table-cell>
          <table:table-cell table:style-name="ce24" office:value-type="float" office:value="0.19125">
            <text:p>0.19125</text:p>
          </table:table-cell>
          <table:table-cell table:style-name="ce24" office:value-type="float" office:value="0">
            <text:p>0</text:p>
          </table:table-cell>
          <table:table-cell table:style-name="ce24" table:formula="oooc:=[.G5]*[.F5]" office:value-type="float" office:value="0">
            <text:p>0</text:p>
          </table:table-cell>
        </table:table-row>
        <table:table-row table:style-name="ro3">
          <table:table-cell table:style-name="ce24" office:value-type="string">
            <text:p>LP3986TL-2518/NOPB</text:p>
          </table:table-cell>
          <table:table-cell table:style-name="ce24" office:value-type="string">
            <text:p>1.8V/2.5V, 150mA</text:p>
          </table:table-cell>
          <table:table-cell table:number-columns-repeated="3"/>
          <table:table-cell table:style-name="ce24" office:value-type="float" office:value="0.3645">
            <text:p>0.3645</text:p>
          </table:table-cell>
          <table:table-cell table:style-name="ce24" office:value-type="float" office:value="1">
            <text:p>1</text:p>
          </table:table-cell>
          <table:table-cell table:style-name="ce24" table:formula="oooc:=[.G6]*[.F6]" office:value-type="float" office:value="0.3645">
            <text:p>0.3645</text:p>
          </table:table-cell>
        </table:table-row>
        <table:table-row table:style-name="ro2">
          <table:table-cell table:number-columns-repeated="5"/>
          <table:table-cell table:number-columns-repeated="2" table:style-name="ce15"/>
          <table:table-cell table:style-name="ce24" table:formula="oooc:=[.G7]*[.F7]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2" table:style-name="ce15"/>
          <table:table-cell table:style-name="ce24" table:formula="oooc:=[.G8]*[.F8]" office:value-type="float" office:value="0">
            <text:p>0</text:p>
          </table:table-cell>
        </table:table-row>
        <table:table-row table:style-name="ro2">
          <table:table-cell table:number-columns-repeated="7"/>
          <table:table-cell table:style-name="ce21" table:formula="oooc:=SUM([.H2:.H8])" office:value-type="float" office:value="0.46262">
            <text:p>0.46262</text:p>
          </table:table-cell>
          <table:table-cell table:style-name="ce21" office:value-type="string">
            <text:p>TOTAL</text:p>
          </table:table-cell>
        </table:table-row>
        <table:table-row table:number-rows-repeated="4" table:style-name="ro5"/>
        <table:table-row table:style-name="ro6">
          <table:table-cell table:style-name="ce24" office:value-type="string">
            <text:p>Soft start circuit</text:p>
          </table:table-cell>
          <table:table-cell table:style-name="ce24" office:value-type="string">
            <text:p>http://electronics.stackexchange.com/questions/9307/how-to-limit-inrush-current</text:p>
          </table:table-cell>
        </table:table-row>
        <table:table-row table:number-rows-repeated="1" table:style-name="ro5"/>
        <table:table-row table:style-name="ro2">
          <table:table-cell table:style-name="ce24" office:value-type="string">
            <text:p>1028-1087-1-ND </text:p>
          </table:table-cell>
          <table:table-cell table:style-name="ce24" office:value-type="string">
            <text:p>usb power switch</text:p>
          </table:table-cell>
        </table:table-row>
        <table:table-row table:style-name="ro2">
          <table:table-cell table:style-name="ce24" office:value-type="string">
            <text:p>AP2411FGE-7</text:p>
          </table:table-cell>
          <table:table-cell table:style-name="ce24" office:value-type="string">
            <text:p>usb power switch</text:p>
          </table:table-cell>
          <table:table-cell table:style-name="ce24" office:value-type="string">
            <text:p>soft start</text:p>
          </table:table-cell>
        </table:table-row>
        <table:table-row table:number-rows-repeated="4" table:style-name="ro5"/>
        <table:table-row table:style-name="ro2">
          <table:table-cell table:style-name="ce21" office:value-type="string">
            <text:p>Current design:</text:p>
          </table:table-cell>
          <table:table-cell table:style-name="ce21" office:value-type="string">
            <text:p>Part No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3000">
            <text:p>3000</text:p>
          </table:table-cell>
        </table:table-row>
        <table:table-row table:style-name="ro3">
          <table:table-cell table:style-name="ce24" office:value-type="string">
            <text:p>IC REG LDO 3.3/2.5/1.8V</text:p>
          </table:table-cell>
          <table:table-cell table:style-name="ce22" office:value-type="string">
            <text:p>ADP322ACPZ-135-R7CT-ND</text:p>
          </table:table-cell>
          <table:table-cell table:style-name="ce25" office:value-type="float" office:value="1.5">
            <text:p>1.5000</text:p>
          </table:table-cell>
          <table:table-cell table:style-name="ce25" office:value-type="float" office:value="1.09">
            <text:p>1.0900</text:p>
          </table:table-cell>
          <table:table-cell table:style-name="ce25" office:value-type="float" office:value="0.85">
            <text:p>0.8500</text:p>
          </table:table-cell>
          <table:table-cell table:style-name="ce25" office:value-type="float" office:value="0.656">
            <text:p>0.6560</text:p>
          </table:table-cell>
          <table:table-cell/>
          <table:table-cell table:number-columns-repeated="2" table:style-name="ce35"/>
        </table:table-row>
      </table:table>
      <table:table table:name="PCB" table:style-name="ta3" table:print="false">
        <office:forms form:automatic-focus="false" form:apply-design-mode="false"/>
        <table:table-column table:style-name="co14" table:number-columns-repeated="10" table:default-cell-style-name="ce-1"/>
        <table:table-column table:style-name="co13" table:number-columns-repeated="10" table:default-cell-style-name="ce-1"/>
        <table:table-column table:style-name="co13" table:default-cell-style-name="ce15" table:number-columns-repeated="236"/>
        <table:table-row table:style-name="ro2">
          <table:table-cell table:style-name="ce21" office:value-type="string">
            <text:p>Advanced Circuits</text:p>
          </table:table-cell>
        </table:table-row>
        <table:table-row table:number-rows-repeated="1" table:style-name="ro7"/>
        <table:table-row table:style-name="ro2">
          <table:table-cell/>
          <table:table-cell table:style-name="ce24" office:value-type="string">
            <text:p>Space Between</text:p>
          </table:table-cell>
          <table:table-cell table:style-name="ce24" office:value-type="float" office:value="0.1">
            <text:p>0.1</text:p>
          </table:table-cell>
        </table:table-row>
        <table:table-row table:style-name="ro2">
          <table:table-cell/>
          <table:table-cell table:style-name="ce24" office:value-type="string">
            <text:p>Border</text:p>
          </table:table-cell>
          <table:table-cell table:style-name="ce24" office:value-type="float" office:value="0.25">
            <text:p>0.25</text:p>
          </table:table-cell>
        </table:table-row>
        <table:table-row table:style-name="ro2"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.31">
            <text:p>1.31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5" table:formula="oooc:=(([.$A6]*[.B$5])+([.$C$3]*([.$A6]-1)))+(2*[.$C$4])" office:value-type="float" office:value="2.6">
            <text:p>2.6000</text:p>
          </table:table-cell>
          <table:table-cell table:style-name="ce25" table:formula="oooc:=(([.$A6]*[.C$5])+([.$C$3]*([.$A6]-1)))+(2*[.$C$4])" office:value-type="float" office:value="3.22">
            <text:p>3.22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5" table:formula="oooc:=(([.$A7]*[.B$5])+([.$C$3]*([.$A7]-1)))+(2*[.$C$4])" office:value-type="float" office:value="3.7">
            <text:p>3.7000</text:p>
          </table:table-cell>
          <table:table-cell table:style-name="ce25" table:formula="oooc:=(([.$A7]*[.C$5])+([.$C$3]*([.$A7]-1)))+(2*[.$C$4])" office:value-type="float" office:value="4.63">
            <text:p>4.6300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5" table:formula="oooc:=(([.$A8]*[.B$5])+([.$C$3]*([.$A8]-1)))+(2*[.$C$4])" office:value-type="float" office:value="4.8">
            <text:p>4.8000</text:p>
          </table:table-cell>
          <table:table-cell table:style-name="ce25" table:formula="oooc:=(([.$A8]*[.C$5])+([.$C$3]*([.$A8]-1)))+(2*[.$C$4])" office:value-type="float" office:value="6.04">
            <text:p>6.0400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5" table:formula="oooc:=(([.$A9]*[.B$5])+([.$C$3]*([.$A9]-1)))+(2*[.$C$4])" office:value-type="float" office:value="5.9">
            <text:p>5.9000</text:p>
          </table:table-cell>
          <table:table-cell table:style-name="ce25" table:formula="oooc:=(([.$A9]*[.C$5])+([.$C$3]*([.$A9]-1)))+(2*[.$C$4])" office:value-type="float" office:value="7.450000000000001">
            <text:p>7.4500</text:p>
          </table:table-cell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5" table:formula="oooc:=(([.$A10]*[.B$5])+([.$C$3]*([.$A10]-1)))+(2*[.$C$4])" office:value-type="float" office:value="11.4">
            <text:p>11.4000</text:p>
          </table:table-cell>
          <table:table-cell table:style-name="ce25" table:formula="oooc:=(([.$A10]*[.C$5])+([.$C$3]*([.$A10]-1)))+(2*[.$C$4])" office:value-type="float" office:value="14.500000000000002">
            <text:p>14.5000</text:p>
          </table:table-cell>
        </table:table-row>
        <table:table-row table:number-rows-repeated="2" table:style-name="ro7"/>
        <table:table-row table:style-name="ro2">
          <table:table-cell table:style-name="ce21" office:value-type="string">
            <text:p>3x3 Array</text:p>
          </table:table-cell>
        </table:table-row>
        <table:table-row table:style-name="ro2">
          <table:table-cell table:style-name="ce21" office:value-type="string">
            <text:p>Qty</text:p>
          </table:table-cell>
          <table:table-cell table:style-name="ce21" office:value-type="string">
            <text:p>Same Day</text:p>
          </table:table-cell>
          <table:table-cell table:style-name="ce21" office:value-type="string">
            <text:p>1-day</text:p>
          </table:table-cell>
          <table:table-cell table:style-name="ce21" office:value-type="string">
            <text:p>2-day</text:p>
          </table:table-cell>
          <table:table-cell table:style-name="ce21" office:value-type="string">
            <text:p>3-day</text:p>
          </table:table-cell>
          <table:table-cell table:style-name="ce21" office:value-type="string">
            <text:p>4-day</text:p>
          </table:table-cell>
          <table:table-cell table:style-name="ce21" office:value-type="string">
            <text:p>1-week</text:p>
          </table:table-cell>
          <table:table-cell table:style-name="ce21" office:value-type="string">
            <text:p>2-week</text:p>
          </table:table-cell>
          <table:table-cell table:style-name="ce21" office:value-type="string">
            <text:p>3-week</text:p>
          </table:table-cell>
          <table:table-cell table:style-name="ce21" office:value-type="string">
            <text:p>4-week</text:p>
          </table:table-cell>
        </table:table-row>
        <table:table-row table:style-name="ro2">
          <table:table-cell table:style-name="ce24" office:value-type="float" office:value="504">
            <text:p>504</text:p>
          </table:table-cell>
          <table:table-cell table:style-name="ce24" office:value-type="string">
            <text:p>Call Us</text:p>
          </table:table-cell>
          <table:table-cell table:style-name="ce33" office:value-type="float" office:value="8.06">
            <text:p>$8.06</text:p>
          </table:table-cell>
          <table:table-cell table:style-name="ce33" office:value-type="float" office:value="4.54">
            <text:p>$4.54</text:p>
          </table:table-cell>
          <table:table-cell table:style-name="ce33" office:value-type="float" office:value="3.67">
            <text:p>$3.67</text:p>
          </table:table-cell>
          <table:table-cell table:style-name="ce33" office:value-type="float" office:value="3.14">
            <text:p>$3.14</text:p>
          </table:table-cell>
          <table:table-cell table:style-name="ce33" office:value-type="float" office:value="2.96">
            <text:p>$2.96</text:p>
          </table:table-cell>
          <table:table-cell table:style-name="ce33" office:value-type="float" office:value="2.61">
            <text:p>$2.61</text:p>
          </table:table-cell>
          <table:table-cell table:style-name="ce33" office:value-type="float" office:value="2.26">
            <text:p>$2.26</text:p>
          </table:table-cell>
          <table:table-cell table:style-name="ce33" office:value-type="float" office:value="1.91">
            <text:p>$1.91</text:p>
          </table:table-cell>
        </table:table-row>
        <table:table-row table:style-name="ro2">
          <table:table-cell table:style-name="ce24" office:value-type="float" office:value="1008">
            <text:p>1008</text:p>
          </table:table-cell>
          <table:table-cell table:style-name="ce24" office:value-type="string">
            <text:p>Call Us</text:p>
          </table:table-cell>
          <table:table-cell table:style-name="ce33" office:value-type="float" office:value="5.61">
            <text:p>$5.61</text:p>
          </table:table-cell>
          <table:table-cell table:style-name="ce33" office:value-type="float" office:value="3.15">
            <text:p>$3.15</text:p>
          </table:table-cell>
          <table:table-cell table:style-name="ce33" office:value-type="float" office:value="2.54">
            <text:p>$2.54</text:p>
          </table:table-cell>
          <table:table-cell table:style-name="ce33" office:value-type="float" office:value="2.17">
            <text:p>$2.17</text:p>
          </table:table-cell>
          <table:table-cell table:style-name="ce33" office:value-type="float" office:value="2.04">
            <text:p>$2.04</text:p>
          </table:table-cell>
          <table:table-cell table:style-name="ce33" office:value-type="float" office:value="1.8">
            <text:p>$1.80</text:p>
          </table:table-cell>
          <table:table-cell table:style-name="ce33" office:value-type="float" office:value="1.55">
            <text:p>$1.55</text:p>
          </table:table-cell>
          <table:table-cell table:style-name="ce36" office:value-type="float" office:value="1.3">
            <text:p>$1.30</text:p>
          </table:table-cell>
        </table:table-row>
        <table:table-row table:style-name="ro2">
          <table:table-cell table:style-name="ce24" office:value-type="float" office:value="2007">
            <text:p>2007</text:p>
          </table:table-cell>
          <table:table-cell table:style-name="ce24" office:value-type="string">
            <text:p>Call Us</text:p>
          </table:table-cell>
          <table:table-cell table:style-name="ce33" office:value-type="float" office:value="4.39">
            <text:p>$4.39</text:p>
          </table:table-cell>
          <table:table-cell table:style-name="ce33" office:value-type="float" office:value="2.46">
            <text:p>$2.46</text:p>
          </table:table-cell>
          <table:table-cell table:style-name="ce33" office:value-type="float" office:value="1.97">
            <text:p>$1.97</text:p>
          </table:table-cell>
          <table:table-cell table:style-name="ce33" office:value-type="float" office:value="1.68">
            <text:p>$1.68</text:p>
          </table:table-cell>
          <table:table-cell table:style-name="ce33" office:value-type="float" office:value="1.59">
            <text:p>$1.59</text:p>
          </table:table-cell>
          <table:table-cell table:style-name="ce33" office:value-type="float" office:value="1.39">
            <text:p>$1.39</text:p>
          </table:table-cell>
          <table:table-cell table:style-name="ce36" office:value-type="float" office:value="1.2">
            <text:p>$1.20</text:p>
          </table:table-cell>
          <table:table-cell table:style-name="ce36" office:value-type="float" office:value="1">
            <text:p>$1.00</text:p>
          </table:table-cell>
        </table:table-row>
        <table:table-row table:style-name="ro2">
          <table:table-cell table:style-name="ce24" office:value-type="float" office:value="3006">
            <text:p>3006</text:p>
          </table:table-cell>
          <table:table-cell table:style-name="ce24" office:value-type="string">
            <text:p>Call Us</text:p>
          </table:table-cell>
          <table:table-cell table:style-name="ce33" office:value-type="float" office:value="3.98">
            <text:p>$3.98</text:p>
          </table:table-cell>
          <table:table-cell table:style-name="ce33" office:value-type="float" office:value="2.22">
            <text:p>$2.22</text:p>
          </table:table-cell>
          <table:table-cell table:style-name="ce33" office:value-type="float" office:value="1.78">
            <text:p>$1.78</text:p>
          </table:table-cell>
          <table:table-cell table:style-name="ce33" office:value-type="float" office:value="1.52">
            <text:p>$1.52</text:p>
          </table:table-cell>
          <table:table-cell table:style-name="ce33" office:value-type="float" office:value="1.43">
            <text:p>$1.43</text:p>
          </table:table-cell>
          <table:table-cell table:style-name="ce36" office:value-type="float" office:value="1.26">
            <text:p>$1.26</text:p>
          </table:table-cell>
          <table:table-cell table:style-name="ce36" office:value-type="float" office:value="1.08">
            <text:p>$1.08</text:p>
          </table:table-cell>
          <table:table-cell table:style-name="ce36" office:value-type="float" office:value="0.9">
            <text:p>$0.90</text:p>
          </table:table-cell>
        </table:table-row>
        <table:table-row table:style-name="ro2">
          <table:table-cell table:style-name="ce24" office:value-type="string">
            <text:p>Tooling</text:p>
          </table:table-cell>
          <table:table-cell table:style-name="ce24" office:value-type="string">
            <text:p>NRE = $300.00</text:p>
          </table:table-cell>
          <table:table-cell table:style-name="ce24" office:value-type="string">
            <text:p>(Tooling</text:p>
          </table:table-cell>
          <table:table-cell table:style-name="ce24" office:value-type="string">
            <text:p>waived when</text:p>
          </table:table-cell>
          <table:table-cell table:style-name="ce24" office:value-type="string">
            <text:p>re-ordered)</text:p>
          </table:table-cell>
          <table:table-cell table:style-name="ce24" office:value-type="string">
            <text:p> </text:p>
          </table:table-cell>
          <table:table-cell table:style-name="ce24" office:value-type="string">
            <text:p>* Testing =</text:p>
          </table:table-cell>
          <table:table-cell table:style-name="ce24" office:value-type="float" office:value="301.39">
            <text:p>301.39</text:p>
          </table:table-cell>
        </table:table-row>
      </table:table>
      <table:table table:name="Assembly" table:style-name="ta4" table:print="false">
        <office:forms form:automatic-focus="false" form:apply-design-mode="false"/>
        <table:table-column table:style-name="co16" table:default-cell-style-name="ce-1"/>
        <table:table-column table:style-name="co17" table:number-columns-repeated="3" table:default-cell-style-name="ce-1"/>
        <table:table-column table:style-name="co18" table:default-cell-style-name="ce-1"/>
        <table:table-column table:style-name="co17" table:default-cell-style-name="ce-1"/>
        <table:table-column table:style-name="co19" table:default-cell-style-name="ce-1"/>
        <table:table-column table:style-name="co20" table:default-cell-style-name="ce-1"/>
        <table:table-column table:style-name="co15" table:number-columns-repeated="16" table:default-cell-style-name="ce-1"/>
        <table:table-column table:style-name="co15" table:default-cell-style-name="ce15" table:number-columns-repeated="232"/>
        <table:table-row table:style-name="ro9">
          <table:table-cell table:style-name="ce22"/>
          <table:table-cell table:number-columns-repeated="5"/>
          <table:table-cell table:style-name="ce37" office:value-type="string">
            <text:p>Stats</text:p>
          </table:table-cell>
          <table:table-cell table:style-name="ce24" office:value-type="string">
            <text:p>23 x402s (20xcap + 2xUSB res + 1xbead) 2 x805s 2 xSOD323 1 LED 4 x res nets 1xsiwtch 1x uSD 1x QFN 1x LQFP100 1x USB 1x Resonator</text:p>
          </table:table-cell>
        </table:table-row>
        <table:table-row table:style-name="ro3">
          <table:table-cell table:style-name="ce22"/>
          <table:table-cell table:style-name="ce24" table:number-columns-spanned="6" table:number-rows-spanned="1" office:value-type="string">
            <text:p>Small Batch Assembly</text:p>
          </table:table-cell>
          <table:covered-table-cell table:number-columns-repeated="5"/>
        </table:table-row>
        <table:table-row table:style-name="ro4">
          <table:table-cell table:style-name="ce22"/>
          <table:table-cell table:style-name="ce24" table:number-columns-spanned="6" table:number-rows-spanned="1" office:value-type="string">
            <text:p>http://www.smallbatchassembly.com/</text:p>
          </table:table-cell>
          <table:covered-table-cell table:number-columns-repeated="5"/>
        </table:table-row>
        <table:table-row table:style-name="ro2">
          <table:table-cell table:style-name="ce23" office:value-type="string">
            <text:p>SMDs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3000">
            <text:p>3000</text:p>
          </table:table-cell>
        </table:table-row>
        <table:table-row table:style-name="ro2">
          <table:table-cell table:style-name="ce22" office:value-type="float" office:value="10">
            <text:p>10</text:p>
          </table:table-cell>
          <table:table-cell table:style-name="ce38" office:value-type="float" office:value="7.95">
            <text:p>7.95</text:p>
          </table:table-cell>
          <table:table-cell table:style-name="ce38" office:value-type="float" office:value="4.48">
            <text:p>4.48</text:p>
          </table:table-cell>
          <table:table-cell table:style-name="ce38" office:value-type="float" office:value="4.04">
            <text:p>4.04</text:p>
          </table:table-cell>
          <table:table-cell table:style-name="ce38"/>
          <table:table-cell table:style-name="ce38" office:value-type="float" office:value="3.75">
            <text:p>3.75</text:p>
          </table:table-cell>
        </table:table-row>
        <table:table-row table:style-name="ro2">
          <table:table-cell table:style-name="ce22" office:value-type="float" office:value="20">
            <text:p>20</text:p>
          </table:table-cell>
          <table:table-cell table:style-name="ce38" office:value-type="float" office:value="10.86">
            <text:p>10.86</text:p>
          </table:table-cell>
          <table:table-cell table:style-name="ce38" office:value-type="float" office:value="5.41">
            <text:p>5.41</text:p>
          </table:table-cell>
          <table:table-cell table:style-name="ce38" office:value-type="float" office:value="4.72">
            <text:p>4.72</text:p>
          </table:table-cell>
          <table:table-cell table:style-name="ce38"/>
          <table:table-cell table:style-name="ce38" office:value-type="float" office:value="4.27">
            <text:p>4.27</text:p>
          </table:table-cell>
        </table:table-row>
        <table:table-row table:style-name="ro2">
          <table:table-cell table:style-name="ce22" office:value-type="float" office:value="40">
            <text:p>40</text:p>
          </table:table-cell>
          <table:table-cell table:style-name="ce38" office:value-type="float" office:value="16.66">
            <text:p>16.66</text:p>
          </table:table-cell>
          <table:table-cell table:style-name="ce38" office:value-type="float" office:value="7.26">
            <text:p>7.26</text:p>
          </table:table-cell>
          <table:table-cell table:style-name="ce38" office:value-type="float" office:value="6.08">
            <text:p>6.08</text:p>
          </table:table-cell>
          <table:table-cell table:style-name="ce38"/>
          <table:table-cell table:style-name="ce38" office:value-type="float" office:value="5.3">
            <text:p>5.30</text:p>
          </table:table-cell>
        </table:table-row>
        <table:table-row table:style-name="ro2">
          <table:table-cell table:style-name="ce22"/>
        </table:table-row>
        <table:table-row table:style-name="ro3">
          <table:table-cell table:style-name="ce22"/>
          <table:table-cell table:style-name="ce24" table:number-columns-spanned="6" table:number-rows-spanned="1" office:value-type="string">
            <text:p>Advanced Circuits (Colorado)</text:p>
          </table:table-cell>
          <table:covered-table-cell table:number-columns-repeated="5"/>
          <table:table-cell table:style-name="ce21" office:value-type="string">
            <text:p>Notes</text:p>
          </table:table-cell>
        </table:table-row>
        <table:table-row table:style-name="ro3">
          <table:table-cell table:style-name="ce22"/>
          <table:table-cell table:style-name="ce24" table:number-columns-spanned="6" table:number-rows-spanned="1" office:value-type="string">
            <text:p>https://www.my4pcb.com</text:p>
          </table:table-cell>
          <table:covered-table-cell table:number-columns-repeated="5"/>
          <table:table-cell table:style-name="ce24" office:value-type="string">
            <text:p>BGA &gt;= 31 mil, ball &lt;= 900</text:p>
          </table:table-cell>
        </table:table-row>
        <table:table-row table:style-name="ro2">
          <table:table-cell table:style-name="ce22"/>
          <table:table-cell table:style-name="ce21" office:value-type="float" office:value="100">
            <text:p>10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3000">
            <text:p>3000</text:p>
          </table:table-cell>
          <table:table-cell/>
          <table:table-cell table:style-name="ce24" office:value-type="string">
            <text:p>SMT &gt;= 0402</text:p>
          </table:table-cell>
        </table:table-row>
        <table:table-row table:style-name="ro3">
          <table:table-cell table:style-name="ce22" office:value-type="string">
            <text:p>No PTH</text:p>
          </table:table-cell>
          <table:table-cell/>
          <table:table-cell table:style-name="ce24" office:value-type="float" office:value="11.53">
            <text:p>11.53</text:p>
          </table:table-cell>
          <table:table-cell table:style-name="ce24" office:value-type="float" office:value="10.93">
            <text:p>10.93</text:p>
          </table:table-cell>
          <table:table-cell table:style-name="ce24" office:value-type="float" office:value="10.63">
            <text:p>10.63</text:p>
          </table:table-cell>
          <table:table-cell table:style-name="ce24" office:value-type="float" office:value="10.53">
            <text:p>10.53</text:p>
          </table:table-cell>
          <table:table-cell/>
          <table:table-cell table:style-name="ce24" office:value-type="string">
            <text:p>fine pitch &lt;= 15mil (0.5mm = 15mil)</text:p>
          </table:table-cell>
        </table:table-row>
        <table:table-row table:style-name="ro3">
          <table:table-cell table:style-name="ce22" office:value-type="string">
            <text:p>2 PTH</text:p>
          </table:table-cell>
          <table:table-cell/>
          <table:table-cell table:style-name="ce24" office:value-type="float" office:value="14.03">
            <text:p>14.03</text:p>
          </table:table-cell>
          <table:table-cell table:style-name="ce24" office:value-type="float" office:value="13.43">
            <text:p>13.43</text:p>
          </table:table-cell>
          <table:table-cell table:style-name="ce24" office:value-type="float" office:value="13.13">
            <text:p>13.13</text:p>
          </table:table-cell>
          <table:table-cell table:style-name="ce24" office:value-type="float" office:value="13.03">
            <text:p>13.03</text:p>
          </table:table-cell>
          <table:table-cell/>
          <table:table-cell table:style-name="ce24" office:value-type="string">
            <text:p>10-day turnaround is cheapest listed</text:p>
          </table:table-cell>
        </table:table-row>
        <table:table-row table:style-name="ro10">
          <table:table-cell table:style-name="ce22"/>
          <table:table-cell table:number-columns-repeated="6"/>
          <table:table-cell table:style-name="ce24" office:value-type="string">
            <text:p>Based on 50 placements, 29 line items, 0 fine pitch, 1 bga</text:p>
          </table:table-cell>
        </table:table-row>
        <table:table-row table:style-name="ro2">
          <table:table-cell table:style-name="ce22"/>
        </table:table-row>
        <table:table-row table:style-name="ro2">
          <table:table-cell table:style-name="ce22"/>
          <table:table-cell table:style-name="ce24" table:number-columns-spanned="5" table:number-rows-spanned="1" office:value-type="string">
            <text:p>Screaming Circuits</text:p>
          </table:table-cell>
          <table:covered-table-cell table:number-columns-repeated="4"/>
          <table:table-cell/>
          <table:table-cell table:style-name="ce21" office:value-type="string">
            <text:p>Notes:</text:p>
          </table:table-cell>
        </table:table-row>
        <table:table-row table:style-name="ro4">
          <table:table-cell/>
          <table:table-cell table:style-name="ce24" table:number-columns-spanned="6" table:number-rows-spanned="1" office:value-type="string">
            <text:p>http://www.screamingcircuits.com/</text:p>
          </table:table-cell>
          <table:covered-table-cell table:number-columns-repeated="5"/>
          <table:table-cell table:style-name="ce24" office:value-type="string">
            <text:p>Based on 20-day which is cheapest</text:p>
          </table:table-cell>
        </table:table-row>
        <table:table-row table:style-name="ro10">
          <table:table-cell/>
          <table:table-cell table:style-name="ce21" office:value-type="float" office:value="100">
            <text:p>10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3000">
            <text:p>3000</text:p>
          </table:table-cell>
          <table:table-cell/>
          <table:table-cell table:style-name="ce24" office:value-type="string">
            <text:p>Based on 50 placements, 29 line items, 0 fine pitch, 1 bga</text:p>
          </table:table-cell>
        </table:table-row>
        <table:table-row table:style-name="ro2">
          <table:table-cell table:style-name="ce22" office:value-type="string">
            <text:p>No PTH</text:p>
          </table:table-cell>
          <table:table-cell/>
          <table:table-cell table:style-name="ce24" office:value-type="float" office:value="13.17">
            <text:p>13.17</text:p>
          </table:table-cell>
          <table:table-cell table:style-name="ce24" table:formula="oooc:=12.38" office:value-type="float" office:value="12.38">
            <text:p>12.38</text:p>
          </table:table-cell>
          <table:table-cell table:style-name="ce40" office:value-type="string">
            <text:p>call</text:p>
          </table:table-cell>
          <table:table-cell table:style-name="ce40" office:value-type="string">
            <text:p>call</text:p>
          </table:table-cell>
        </table:table-row>
        <table:table-row table:style-name="ro2">
          <table:table-cell table:style-name="ce22" office:value-type="string">
            <text:p>2 PTH</text:p>
          </table:table-cell>
          <table:table-cell/>
          <table:table-cell table:style-name="ce38" office:value-type="float" office:value="14.59">
            <text:p>14.59</text:p>
          </table:table-cell>
          <table:table-cell table:style-name="ce38" office:value-type="float" office:value="13.76">
            <text:p>13.76</text:p>
          </table:table-cell>
          <table:table-cell table:style-name="ce40" office:value-type="string">
            <text:p>call</text:p>
          </table:table-cell>
          <table:table-cell table:style-name="ce40" office:value-type="string">
            <text:p>call</text:p>
          </table:table-cell>
        </table:table-row>
        <table:table-row table:style-name="ro2">
          <table:table-cell table:style-name="ce22"/>
        </table:table-row>
        <table:table-row table:style-name="ro2">
          <table:table-cell table:style-name="ce22" office:value-type="string">
            <text:p> </text:p>
          </table:table-cell>
          <table:table-cell table:style-name="ce24" table:number-columns-spanned="5" table:number-rows-spanned="1" office:value-type="string">
            <text:p>Seed Studio</text:p>
          </table:table-cell>
          <table:covered-table-cell table:number-columns-repeated="4"/>
          <table:table-cell/>
          <table:table-cell table:style-name="ce41" office:value-type="string">
            <text:p>Notes:</text:p>
          </table:table-cell>
        </table:table-row>
        <table:table-row table:style-name="ro4">
          <table:table-cell table:style-name="ce22"/>
          <table:table-cell table:style-name="ce24" table:number-columns-spanned="5" table:number-rows-spanned="1" office:value-type="string">
            <text:p>http://www.seeedstudio.com/</text:p>
          </table:table-cell>
          <table:covered-table-cell table:number-columns-repeated="4"/>
          <table:table-cell/>
          <table:table-cell table:style-name="ce21" office:value-type="string">
            <text:p>Seeed</text:p>
          </table:table-cell>
        </table:table-row>
        <table:table-row table:style-name="ro10">
          <table:table-cell table:style-name="ce22"/>
          <table:table-cell table:style-name="ce21" office:value-type="float" office:value="100">
            <text:p>10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3000">
            <text:p>3000</text:p>
          </table:table-cell>
          <table:table-cell/>
          <table:table-cell table:style-name="ce24" office:value-type="string">
            <text:p>Appears to limit runs to 300 on the website; PCBA for 2-10 units.</text:p>
          </table:table-cell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  <table:table-cell table:style-name="ce24" table:number-columns-spanned="5" table:number-rows-spanned="1" office:value-type="string">
            <text:p>Tiny Circuits</text:p>
          </table:table-cell>
          <table:covered-table-cell table:number-columns-repeated="4"/>
          <table:table-cell/>
          <table:table-cell table:style-name="ce41" office:value-type="string">
            <text:p>Notes:</text:p>
          </table:table-cell>
        </table:table-row>
        <table:table-row table:style-name="ro4">
          <table:table-cell table:style-name="ce22"/>
          <table:table-cell table:style-name="ce24" table:number-columns-spanned="5" table:number-rows-spanned="1" office:value-type="string">
            <text:p>http://www.tinycircuits.com</text:p>
          </table:table-cell>
          <table:covered-table-cell table:number-columns-repeated="4"/>
          <table:table-cell/>
          <table:table-cell table:style-name="ce21" office:value-type="string">
            <text:p>TinyCircuits</text:p>
          </table:table-cell>
        </table:table-row>
        <table:table-row table:style-name="ro3">
          <table:table-cell table:style-name="ce22"/>
          <table:table-cell table:style-name="ce21" office:value-type="float" office:value="100">
            <text:p>10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3000">
            <text:p>3000</text:p>
          </table:table-cell>
          <table:table-cell/>
          <table:table-cell table:style-name="ce24" office:value-type="string">
            <text:p>Can't do, due to BGA</text:p>
          </table:table-cell>
        </table:table-row>
        <table:table-row table:style-name="ro2">
          <table:table-cell table:style-name="ce22"/>
        </table:table-row>
        <table:table-row table:style-name="ro3">
          <table:table-cell table:style-name="ce22"/>
          <table:table-cell table:style-name="ce24" table:number-columns-spanned="5" table:number-rows-spanned="1" office:value-type="string">
            <text:p>Sierra Circuits (Proto Express)</text:p>
          </table:table-cell>
          <table:covered-table-cell table:number-columns-repeated="4"/>
        </table:table-row>
        <table:table-row table:style-name="ro4">
          <table:table-cell table:style-name="ce22"/>
          <table:table-cell table:style-name="ce24" table:number-columns-spanned="5" table:number-rows-spanned="1" office:value-type="string">
            <text:p>https://www.protoexpress.com</text:p>
          </table:table-cell>
          <table:covered-table-cell table:number-columns-repeated="4"/>
          <table:table-cell/>
          <table:table-cell table:style-name="ce41" office:value-type="string">
            <text:p>Notes:</text:p>
          </table:table-cell>
        </table:table-row>
        <table:table-row table:style-name="ro10">
          <table:table-cell table:style-name="ce22"/>
          <table:table-cell table:style-name="ce21" office:value-type="float" office:value="100">
            <text:p>10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3000">
            <text:p>3000</text:p>
          </table:table-cell>
          <table:table-cell/>
          <table:table-cell table:style-name="ce24" office:value-type="string">
            <text:p>Based on 50 placements, 29 line items, 0 fine pitch, 1 leadless</text:p>
          </table:table-cell>
        </table:table-row>
        <table:table-row table:style-name="ro4">
          <table:table-cell table:style-name="ce22" office:value-type="string">
            <text:p>2 PTH</text:p>
          </table:table-cell>
          <table:table-cell/>
          <table:table-cell table:style-name="ce24" office:value-type="float" office:value="12.63">
            <text:p>12.63</text:p>
          </table:table-cell>
          <table:table-cell table:style-name="ce24" office:value-type="float" office:value="11.37">
            <text:p>11.37</text:p>
          </table:table-cell>
          <table:table-cell table:number-columns-repeated="3"/>
          <table:table-cell table:style-name="ce24" office:value-type="string">
            <text:p>based on 7-day, cheapest, longest turnaround</text:p>
          </table:table-cell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min-integer-digits="1" number:grouping="true" number:decimal-places="4"/>
    </number:number-style>
    <number:number-style style:name="N178">
      <number:text>$</number:text>
      <number:number number:min-integer-digits="1" number:grouping="true" number:decimal-places="2"/>
    </number:number-style>
    <number:number-style style:name="N179"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BOM" style:display-name="PageStyle_BOM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Power Supply" style:display-name="PageStyle_Power Supply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PCB" style:display-name="PageStyle_PCB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Assembly" style:display-name="PageStyle_Assembly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